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2675*"/>
    </style:style>
    <style:style style:name="Table25.B" style:family="table-column">
      <style:table-column-properties style:column-width="32.83mm" style:rel-column-width="1861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2688*"/>
    </style:style>
    <style:style style:name="Table50.B" style:family="table-column">
      <style:table-column-properties style:column-width="32.6mm" style:rel-column-width="1848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2675*"/>
    </style:style>
    <style:style style:name="Table42.B" style:family="table-column">
      <style:table-column-properties style:column-width="32.83mm" style:rel-column-width="1861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063*"/>
    </style:style>
    <style:style style:name="Table44.B" style:family="table-column">
      <style:table-column-properties style:column-width="21.24mm" style:rel-column-width="1204*"/>
    </style:style>
    <style:style style:name="Table44.C" style:family="table-column">
      <style:table-column-properties style:column-width="40.02mm" style:rel-column-width="2269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.F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5175dc"/>
    </style:style>
    <style:style style:name="P39" style:family="paragraph" style:parent-style-name="Preformatted_20_Text">
      <style:text-properties officeooo:rsid="001faf32" officeooo:paragraph-rsid="00a70531"/>
    </style:style>
    <style:style style:name="P40" style:family="paragraph" style:parent-style-name="Preformatted_20_Text">
      <style:text-properties fo:font-weight="bold" style:font-weight-asian="bold" style:font-weight-complex="bold"/>
    </style:style>
    <style:style style:name="P41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paragraph-rsid="0158f1c1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5" style:family="paragraph" style:parent-style-name="Preformatted_20_Text">
      <style:text-properties officeooo:paragraph-rsid="00b50e79"/>
    </style:style>
    <style:style style:name="P46" style:family="paragraph" style:parent-style-name="Preformatted_20_Text">
      <style:text-properties officeooo:paragraph-rsid="00c04310"/>
    </style:style>
    <style:style style:name="P47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8" style:family="paragraph" style:parent-style-name="Preformatted_20_Text">
      <style:text-properties officeooo:paragraph-rsid="00cdefb2"/>
    </style:style>
    <style:style style:name="P49" style:family="paragraph" style:parent-style-name="Preformatted_20_Text">
      <style:text-properties officeooo:paragraph-rsid="00d050c0"/>
    </style:style>
    <style:style style:name="P50" style:family="paragraph" style:parent-style-name="Preformatted_20_Text">
      <style:text-properties officeooo:paragraph-rsid="00d7ff43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rsid="01385b5d" officeooo:paragraph-rsid="01385b5d"/>
    </style:style>
    <style:style style:name="P81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2" style:family="paragraph" style:parent-style-name="Preformatted_20_Text">
      <style:text-properties officeooo:rsid="013dec3e" officeooo:paragraph-rsid="013dec3e"/>
    </style:style>
    <style:style style:name="P83" style:family="paragraph" style:parent-style-name="Preformatted_20_Text">
      <style:text-properties officeooo:paragraph-rsid="00ec8a4d"/>
    </style:style>
    <style:style style:name="P84" style:family="paragraph" style:parent-style-name="Preformatted_20_Text">
      <style:text-properties officeooo:rsid="01549e58" officeooo:paragraph-rsid="01585c4b"/>
    </style:style>
    <style:style style:name="P85" style:family="paragraph" style:parent-style-name="Preformatted_20_Text">
      <style:text-properties officeooo:rsid="01552f88" officeooo:paragraph-rsid="01585c4b"/>
    </style:style>
    <style:style style:name="P86" style:family="paragraph" style:parent-style-name="Preformatted_20_Text">
      <style:text-properties officeooo:rsid="015532c5" officeooo:paragraph-rsid="01585c4b"/>
    </style:style>
    <style:style style:name="P87" style:family="paragraph" style:parent-style-name="Preformatted_20_Text">
      <style:text-properties officeooo:rsid="0145e69a" officeooo:paragraph-rsid="01585c4b"/>
    </style:style>
    <style:style style:name="P88" style:family="paragraph" style:parent-style-name="Preformatted_20_Text">
      <style:text-properties officeooo:paragraph-rsid="01585c4b"/>
    </style:style>
    <style:style style:name="P89" style:family="paragraph" style:parent-style-name="Preformatted_20_Text">
      <style:text-properties officeooo:paragraph-rsid="0135e462"/>
    </style:style>
    <style:style style:name="P90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1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2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3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4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5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6" style:family="paragraph" style:parent-style-name="Preformatted_20_Text">
      <style:text-properties officeooo:paragraph-rsid="0173a8dd"/>
    </style:style>
    <style:style style:name="P97" style:family="paragraph" style:parent-style-name="Preformatted_20_Text">
      <style:text-properties fo:font-size="6pt" style:font-size-asian="10pt" style:font-size-complex="10pt"/>
    </style:style>
    <style:style style:name="P98" style:family="paragraph" style:parent-style-name="Preformatted_20_Text">
      <style:text-properties officeooo:paragraph-rsid="017a3de5"/>
    </style:style>
    <style:style style:name="P99" style:family="paragraph" style:parent-style-name="Preformatted_20_Text">
      <style:text-properties officeooo:rsid="01807b67" officeooo:paragraph-rsid="01807b67"/>
    </style:style>
    <style:style style:name="P100" style:family="paragraph" style:parent-style-name="Preformatted_20_Text">
      <style:text-properties officeooo:rsid="0184c16d" officeooo:paragraph-rsid="0184c16d"/>
    </style:style>
    <style:style style:name="P101" style:family="paragraph" style:parent-style-name="Preformatted_20_Text">
      <style:text-properties officeooo:rsid="00255fc8" officeooo:paragraph-rsid="0186c29a"/>
    </style:style>
    <style:style style:name="P102" style:family="paragraph" style:parent-style-name="Preformatted_20_Text">
      <style:text-properties officeooo:paragraph-rsid="01892e19"/>
    </style:style>
    <style:style style:name="P103" style:family="paragraph" style:parent-style-name="Preformatted_20_Text">
      <style:text-properties officeooo:rsid="018ed058" officeooo:paragraph-rsid="018ed058"/>
    </style:style>
    <style:style style:name="P104" style:family="paragraph" style:parent-style-name="Preformatted_20_Text">
      <style:text-properties officeooo:rsid="018fb1f2" officeooo:paragraph-rsid="018fb1f2"/>
    </style:style>
    <style:style style:name="P105" style:family="paragraph" style:parent-style-name="Preformatted_20_Text">
      <style:text-properties officeooo:rsid="018fda70" officeooo:paragraph-rsid="018fda70"/>
    </style:style>
    <style:style style:name="P106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07" style:family="paragraph" style:parent-style-name="Preformatted_20_Text">
      <style:text-properties officeooo:rsid="017f46c3" officeooo:paragraph-rsid="017f46c3"/>
    </style:style>
    <style:style style:name="P108" style:family="paragraph" style:parent-style-name="Preformatted_20_Text">
      <style:text-properties officeooo:rsid="019a634d" officeooo:paragraph-rsid="019a634d"/>
    </style:style>
    <style:style style:name="P109" style:family="paragraph" style:parent-style-name="Preformatted_20_Text">
      <style:text-properties officeooo:rsid="019c09fc" officeooo:paragraph-rsid="019c09fc"/>
    </style:style>
    <style:style style:name="P11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12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13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14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15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16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7" style:family="paragraph" style:parent-style-name="Text_20_body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118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9" style:family="paragraph" style:parent-style-name="Text_20_body">
      <style:text-properties officeooo:paragraph-rsid="00889025"/>
    </style:style>
    <style:style style:name="P120" style:family="paragraph" style:parent-style-name="Text_20_body">
      <style:text-properties fo:font-weight="normal" officeooo:paragraph-rsid="00c4501e" style:font-weight-asian="normal" style:font-weight-complex="normal"/>
    </style:style>
    <style:style style:name="P121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22" style:family="paragraph" style:parent-style-name="Text_20_body">
      <style:text-properties officeooo:paragraph-rsid="00c61787"/>
    </style:style>
    <style:style style:name="P123" style:family="paragraph" style:parent-style-name="Text_20_body">
      <style:text-properties officeooo:rsid="00255fc8" officeooo:paragraph-rsid="00dcd366"/>
    </style:style>
    <style:style style:name="P124" style:family="paragraph" style:parent-style-name="Text_20_body">
      <style:text-properties officeooo:paragraph-rsid="00dcd366"/>
    </style:style>
    <style:style style:name="P125" style:family="paragraph" style:parent-style-name="Text_20_body">
      <style:text-properties officeooo:paragraph-rsid="00dce054"/>
    </style:style>
    <style:style style:name="P126" style:family="paragraph" style:parent-style-name="Text_20_body">
      <style:text-properties fo:language="en" fo:country="US" officeooo:rsid="0014d6fc" officeooo:paragraph-rsid="00fa3cda"/>
    </style:style>
    <style:style style:name="P127" style:family="paragraph" style:parent-style-name="Text_20_body">
      <style:text-properties officeooo:paragraph-rsid="00fa3cda"/>
    </style:style>
    <style:style style:name="P128" style:family="paragraph" style:parent-style-name="Text_20_body">
      <style:text-properties officeooo:paragraph-rsid="013dec3e"/>
    </style:style>
    <style:style style:name="P129" style:family="paragraph" style:parent-style-name="Text_20_body">
      <style:text-properties officeooo:rsid="014056e5" officeooo:paragraph-rsid="01585c4b"/>
    </style:style>
    <style:style style:name="P130" style:family="paragraph" style:parent-style-name="Text_20_body">
      <style:text-properties officeooo:paragraph-rsid="0171d416"/>
    </style:style>
    <style:style style:name="P131" style:family="paragraph" style:parent-style-name="Text_20_body">
      <style:text-properties officeooo:paragraph-rsid="0192b761"/>
    </style:style>
    <style:style style:name="P132" style:family="paragraph" style:parent-style-name="Text_20_body">
      <style:text-properties officeooo:paragraph-rsid="0193e58c"/>
    </style:style>
    <style:style style:name="P13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3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3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3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3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4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4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4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4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44" style:family="paragraph" style:parent-style-name="Standard">
      <style:text-properties officeooo:paragraph-rsid="00889025"/>
    </style:style>
    <style:style style:name="P145" style:family="paragraph" style:parent-style-name="Standard">
      <style:text-properties officeooo:paragraph-rsid="00b50e79"/>
    </style:style>
    <style:style style:name="P146" style:family="paragraph" style:parent-style-name="Standard">
      <style:text-properties officeooo:paragraph-rsid="00c0ea5a"/>
    </style:style>
    <style:style style:name="P14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8" style:family="paragraph" style:parent-style-name="Standard">
      <style:text-properties fo:font-weight="bold" style:font-weight-asian="bold" style:font-weight-complex="bold"/>
    </style:style>
    <style:style style:name="P14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50" style:family="paragraph" style:parent-style-name="Standard">
      <style:text-properties officeooo:paragraph-rsid="00d7ff43"/>
    </style:style>
    <style:style style:name="P151" style:family="paragraph" style:parent-style-name="Standard">
      <style:text-properties fo:font-size="10pt"/>
    </style:style>
    <style:style style:name="P152" style:family="paragraph" style:parent-style-name="Standard">
      <style:text-properties officeooo:paragraph-rsid="01120ce3"/>
    </style:style>
    <style:style style:name="P153" style:family="paragraph" style:parent-style-name="Standard">
      <style:text-properties officeooo:paragraph-rsid="0113f9bf"/>
    </style:style>
    <style:style style:name="P154" style:family="paragraph" style:parent-style-name="Standard">
      <style:paragraph-properties fo:text-align="end" style:justify-single-word="false"/>
    </style:style>
    <style:style style:name="P155" style:family="paragraph" style:parent-style-name="Standard">
      <style:paragraph-properties fo:text-align="end" style:justify-single-word="false"/>
      <style:text-properties officeooo:paragraph-rsid="01164d25"/>
    </style:style>
    <style:style style:name="P156" style:family="paragraph" style:parent-style-name="Standard">
      <style:paragraph-properties fo:text-align="end" style:justify-single-word="false"/>
      <style:text-properties officeooo:paragraph-rsid="011d430e"/>
    </style:style>
    <style:style style:name="P157" style:family="paragraph" style:parent-style-name="Standard">
      <style:paragraph-properties fo:text-align="end" style:justify-single-word="false"/>
      <style:text-properties officeooo:paragraph-rsid="012a3349"/>
    </style:style>
    <style:style style:name="P158" style:family="paragraph" style:parent-style-name="Standard">
      <style:paragraph-properties fo:text-align="end" style:justify-single-word="false"/>
      <style:text-properties officeooo:paragraph-rsid="012b2747"/>
    </style:style>
    <style:style style:name="P159" style:family="paragraph" style:parent-style-name="Standard">
      <style:paragraph-properties fo:text-align="end" style:justify-single-word="false"/>
      <style:text-properties officeooo:paragraph-rsid="012f0456"/>
    </style:style>
    <style:style style:name="P160" style:family="paragraph" style:parent-style-name="Standard">
      <style:paragraph-properties fo:text-align="end" style:justify-single-word="false"/>
      <style:text-properties officeooo:paragraph-rsid="012f2993"/>
    </style:style>
    <style:style style:name="P161" style:family="paragraph" style:parent-style-name="Standard">
      <style:paragraph-properties fo:text-align="end" style:justify-single-word="false"/>
      <style:text-properties officeooo:paragraph-rsid="012ff093"/>
    </style:style>
    <style:style style:name="P162" style:family="paragraph" style:parent-style-name="Standard">
      <style:text-properties style:text-scale="98%"/>
    </style:style>
    <style:style style:name="P163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64" style:family="paragraph" style:parent-style-name="Standard">
      <style:text-properties officeooo:paragraph-rsid="012cf6bf"/>
    </style:style>
    <style:style style:name="P165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66" style:family="paragraph" style:parent-style-name="Standard">
      <style:text-properties officeooo:rsid="0145e69a" officeooo:paragraph-rsid="01585c4b"/>
    </style:style>
    <style:style style:name="P167" style:family="paragraph" style:parent-style-name="Standard">
      <style:text-properties officeooo:rsid="0153c599" officeooo:paragraph-rsid="01585c4b"/>
    </style:style>
    <style:style style:name="P168" style:family="paragraph" style:parent-style-name="Standard">
      <style:text-properties officeooo:rsid="01549e58" officeooo:paragraph-rsid="01585c4b"/>
    </style:style>
    <style:style style:name="P169" style:family="paragraph" style:parent-style-name="Standard">
      <style:text-properties officeooo:rsid="014056e5" officeooo:paragraph-rsid="01585c4b"/>
    </style:style>
    <style:style style:name="P170" style:family="paragraph" style:parent-style-name="Standard">
      <style:text-properties officeooo:paragraph-rsid="01585c4b"/>
    </style:style>
    <style:style style:name="P171" style:family="paragraph" style:parent-style-name="Standard">
      <style:paragraph-properties fo:text-align="start" style:justify-single-word="false"/>
      <style:text-properties officeooo:paragraph-rsid="00b50e79"/>
    </style:style>
    <style:style style:name="P172" style:family="paragraph" style:parent-style-name="Standard">
      <style:text-properties officeooo:paragraph-rsid="017a3de5"/>
    </style:style>
    <style:style style:name="P173" style:family="paragraph" style:parent-style-name="Standard">
      <style:text-properties officeooo:rsid="017d48af" officeooo:paragraph-rsid="017d48af"/>
    </style:style>
    <style:style style:name="P174" style:family="paragraph" style:parent-style-name="Standard">
      <style:text-properties officeooo:rsid="0184c16d" officeooo:paragraph-rsid="0184c16d"/>
    </style:style>
    <style:style style:name="P175" style:family="paragraph" style:parent-style-name="Standard">
      <style:text-properties officeooo:paragraph-rsid="01892e19"/>
    </style:style>
    <style:style style:name="P176" style:family="paragraph" style:parent-style-name="Standard">
      <style:text-properties officeooo:rsid="018fda70" officeooo:paragraph-rsid="018fda70"/>
    </style:style>
    <style:style style:name="P177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17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79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80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8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8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83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184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185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186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187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188" style:family="paragraph" style:parent-style-name="Table_20_Contents">
      <style:text-properties officeooo:rsid="00104606" officeooo:paragraph-rsid="00e9ebe6"/>
    </style:style>
    <style:style style:name="P189" style:family="paragraph" style:parent-style-name="Table_20_Contents">
      <style:text-properties officeooo:rsid="0105e006" officeooo:paragraph-rsid="0105e006"/>
    </style:style>
    <style:style style:name="P190" style:family="paragraph" style:parent-style-name="Table_20_Contents">
      <style:text-properties officeooo:rsid="01064434" officeooo:paragraph-rsid="01064434"/>
    </style:style>
    <style:style style:name="P191" style:family="paragraph" style:parent-style-name="Table_20_Contents">
      <style:text-properties officeooo:paragraph-rsid="0115c6af"/>
    </style:style>
    <style:style style:name="P192" style:family="paragraph" style:parent-style-name="Table_20_Contents">
      <style:text-properties officeooo:paragraph-rsid="01164d25"/>
    </style:style>
    <style:style style:name="P193" style:family="paragraph" style:parent-style-name="Table_20_Contents">
      <style:text-properties officeooo:paragraph-rsid="011d430e"/>
    </style:style>
    <style:style style:name="P194" style:family="paragraph" style:parent-style-name="Table_20_Contents">
      <style:text-properties officeooo:paragraph-rsid="011d430e" style:text-scale="96%"/>
    </style:style>
    <style:style style:name="P195" style:family="paragraph" style:parent-style-name="Table_20_Contents">
      <style:text-properties officeooo:paragraph-rsid="011ece7d" style:text-scale="96%"/>
    </style:style>
    <style:style style:name="P196" style:family="paragraph" style:parent-style-name="Table_20_Contents">
      <style:text-properties officeooo:paragraph-rsid="012172dd" style:text-scale="96%"/>
    </style:style>
    <style:style style:name="P197" style:family="paragraph" style:parent-style-name="Table_20_Contents">
      <style:text-properties officeooo:paragraph-rsid="01230095" style:text-scale="96%"/>
    </style:style>
    <style:style style:name="P198" style:family="paragraph" style:parent-style-name="Table_20_Contents">
      <style:text-properties officeooo:rsid="01230095" officeooo:paragraph-rsid="01230095" style:text-scale="96%"/>
    </style:style>
    <style:style style:name="P199" style:family="paragraph" style:parent-style-name="Table_20_Contents">
      <style:text-properties officeooo:rsid="01230095" officeooo:paragraph-rsid="013156f2" style:text-scale="96%"/>
    </style:style>
    <style:style style:name="P200" style:family="paragraph" style:parent-style-name="Table_20_Contents">
      <style:text-properties officeooo:paragraph-rsid="01230095"/>
    </style:style>
    <style:style style:name="P201" style:family="paragraph" style:parent-style-name="Table_20_Contents">
      <style:text-properties officeooo:rsid="0124e6a9" officeooo:paragraph-rsid="0124e6a9"/>
    </style:style>
    <style:style style:name="P202" style:family="paragraph" style:parent-style-name="Table_20_Contents">
      <style:text-properties officeooo:rsid="01385b5d" officeooo:paragraph-rsid="01385b5d"/>
    </style:style>
    <style:style style:name="P203" style:family="paragraph" style:parent-style-name="Table_20_Contents">
      <style:text-properties officeooo:rsid="00e6c0bf" officeooo:paragraph-rsid="0158f1c1"/>
    </style:style>
    <style:style style:name="P204" style:family="paragraph" style:parent-style-name="Table_20_Contents">
      <style:text-properties officeooo:rsid="0142bdb5" officeooo:paragraph-rsid="0158f1c1"/>
    </style:style>
    <style:style style:name="P205" style:family="paragraph" style:parent-style-name="Table_20_Contents">
      <style:text-properties officeooo:rsid="015bdad7" officeooo:paragraph-rsid="015bdad7"/>
    </style:style>
    <style:style style:name="P206" style:family="paragraph" style:parent-style-name="Table_20_Contents">
      <style:text-properties officeooo:rsid="015ce9d4" officeooo:paragraph-rsid="015ce9d4"/>
    </style:style>
    <style:style style:name="P207" style:family="paragraph" style:parent-style-name="Table_20_Contents">
      <style:text-properties officeooo:rsid="015f62d9" officeooo:paragraph-rsid="015f62d9"/>
    </style:style>
    <style:style style:name="P208" style:family="paragraph" style:parent-style-name="Table_20_Contents">
      <style:text-properties officeooo:rsid="015ffb97" officeooo:paragraph-rsid="015ffb97"/>
    </style:style>
    <style:style style:name="P209" style:family="paragraph" style:parent-style-name="Table_20_Contents">
      <style:text-properties officeooo:rsid="0160c970" officeooo:paragraph-rsid="0160c970"/>
    </style:style>
    <style:style style:name="P210" style:family="paragraph" style:parent-style-name="Table_20_Contents">
      <style:text-properties officeooo:rsid="01619ef1" officeooo:paragraph-rsid="01619ef1"/>
    </style:style>
    <style:style style:name="P211" style:family="paragraph" style:parent-style-name="Table_20_Contents">
      <style:text-properties officeooo:rsid="0171d416" officeooo:paragraph-rsid="0171d416"/>
    </style:style>
    <style:style style:name="P212" style:family="paragraph" style:parent-style-name="Table_20_Contents">
      <style:text-properties officeooo:rsid="018b0ee1" officeooo:paragraph-rsid="018b0ee1"/>
    </style:style>
    <style:style style:name="P213" style:family="paragraph" style:parent-style-name="Table_20_Contents">
      <style:text-properties officeooo:rsid="018ce7ad" officeooo:paragraph-rsid="018ce7ad"/>
    </style:style>
    <style:style style:name="P214" style:family="paragraph" style:parent-style-name="Table_20_Contents">
      <style:text-properties officeooo:rsid="018fda70" officeooo:paragraph-rsid="018fda70"/>
    </style:style>
    <style:style style:name="P215" style:family="paragraph" style:parent-style-name="Table_20_Contents">
      <style:text-properties officeooo:rsid="019365ad" officeooo:paragraph-rsid="019365ad"/>
    </style:style>
    <style:style style:name="P216" style:family="paragraph" style:parent-style-name="Title">
      <style:text-properties style:font-name="Courier 10 Pitch" fo:font-size="70pt" style:font-size-asian="28pt" style:font-size-complex="28pt"/>
    </style:style>
    <style:style style:name="P217" style:family="paragraph" style:parent-style-name="List_20_Contents">
      <style:paragraph-properties fo:text-align="end" style:justify-single-word="false"/>
      <style:text-properties officeooo:paragraph-rsid="01205433"/>
    </style:style>
    <style:style style:name="P218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19" style:family="paragraph" style:parent-style-name="Standard">
      <style:paragraph-properties fo:text-align="center" style:justify-single-word="false"/>
      <style:text-properties officeooo:paragraph-rsid="01ad8985"/>
    </style:style>
    <style:style style:name="P220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221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222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223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24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25" style:family="paragraph" style:parent-style-name="Standard">
      <style:text-properties officeooo:paragraph-rsid="01c204ce"/>
    </style:style>
    <style:style style:name="P226" style:family="paragraph" style:parent-style-name="Text_20_body">
      <style:text-properties officeooo:paragraph-rsid="019e67a8"/>
    </style:style>
    <style:style style:name="P22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28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29" style:family="paragraph" style:parent-style-name="Heading_20_1">
      <style:text-properties officeooo:paragraph-rsid="014ea5b0"/>
    </style:style>
    <style:style style:name="P230" style:family="paragraph" style:parent-style-name="Heading_20_1" style:list-style-name=""/>
    <style:style style:name="P231" style:family="paragraph" style:parent-style-name="Heading_20_1">
      <style:text-properties officeooo:paragraph-rsid="013dec3e"/>
    </style:style>
    <style:style style:name="P232" style:family="paragraph" style:parent-style-name="Heading_20_1">
      <style:text-properties officeooo:paragraph-rsid="00fa3cda"/>
    </style:style>
    <style:style style:name="P233" style:family="paragraph" style:parent-style-name="Heading_20_1">
      <style:text-properties officeooo:paragraph-rsid="00dcd366"/>
    </style:style>
    <style:style style:name="P234" style:family="paragraph" style:parent-style-name="Heading_20_1">
      <style:text-properties officeooo:paragraph-rsid="00dce054"/>
    </style:style>
    <style:style style:name="P235" style:family="paragraph" style:parent-style-name="Heading_20_1">
      <style:paragraph-properties fo:break-before="column"/>
    </style:style>
    <style:style style:name="P236" style:family="paragraph" style:parent-style-name="Heading_20_1">
      <style:paragraph-properties fo:break-before="column"/>
      <style:text-properties officeooo:paragraph-rsid="013dec3e"/>
    </style:style>
    <style:style style:name="P237" style:family="paragraph" style:parent-style-name="Heading_20_1">
      <style:paragraph-properties fo:break-before="column"/>
      <style:text-properties officeooo:paragraph-rsid="00b50e79"/>
    </style:style>
    <style:style style:name="P238" style:family="paragraph" style:parent-style-name="Heading_20_1">
      <style:paragraph-properties fo:break-before="page"/>
    </style:style>
    <style:style style:name="P239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40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4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42" style:family="paragraph" style:parent-style-name="Heading_20_3">
      <style:text-properties officeooo:rsid="00f23b3f" officeooo:paragraph-rsid="00f23b3f"/>
    </style:style>
    <style:style style:name="P243" style:family="paragraph" style:parent-style-name="Heading_20_3">
      <style:text-properties officeooo:paragraph-rsid="00b50e79"/>
    </style:style>
    <style:style style:name="P244" style:family="paragraph" style:parent-style-name="Heading_20_3">
      <style:text-properties officeooo:paragraph-rsid="0135e462"/>
    </style:style>
    <style:style style:name="P24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46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47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48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49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50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51" style:family="paragraph" style:parent-style-name="Heading_20_2">
      <style:text-properties officeooo:paragraph-rsid="00b3a667"/>
    </style:style>
    <style:style style:name="P252" style:family="paragraph" style:parent-style-name="Heading_20_2" style:list-style-name="">
      <style:text-properties officeooo:rsid="00ff7fee" officeooo:paragraph-rsid="01892e19"/>
    </style:style>
    <style:style style:name="P253" style:family="paragraph" style:parent-style-name="Heading_20_2" style:list-style-name="">
      <style:text-properties officeooo:rsid="017f414b" officeooo:paragraph-rsid="017f414b"/>
    </style:style>
    <style:style style:name="P254" style:family="paragraph" style:parent-style-name="Heading_20_2">
      <style:text-properties officeooo:rsid="014056e5" officeooo:paragraph-rsid="01585c4b"/>
    </style:style>
    <style:style style:name="P255" style:family="paragraph" style:parent-style-name="Heading_20_2">
      <style:text-properties officeooo:paragraph-rsid="00b50e79"/>
    </style:style>
    <style:style style:name="P256" style:family="paragraph" style:parent-style-name="Heading_20_2">
      <style:text-properties officeooo:paragraph-rsid="0173a8dd"/>
    </style:style>
    <style:style style:name="P257" style:family="paragraph" style:parent-style-name="Heading_20_2">
      <style:text-properties officeooo:paragraph-rsid="0105e006"/>
    </style:style>
    <style:style style:name="P258" style:family="paragraph" style:parent-style-name="Heading_20_2">
      <style:text-properties officeooo:paragraph-rsid="0134757e"/>
    </style:style>
    <style:style style:name="P259" style:family="paragraph" style:parent-style-name="Heading_20_2">
      <style:text-properties officeooo:paragraph-rsid="015bdad7"/>
    </style:style>
    <style:style style:name="P260" style:family="paragraph" style:parent-style-name="Heading_20_2">
      <style:text-properties officeooo:paragraph-rsid="019e67a8"/>
    </style:style>
    <style:style style:name="P261" style:family="paragraph" style:parent-style-name="Heading_20_2">
      <style:paragraph-properties fo:margin-top="0.49mm" fo:margin-bottom="0.49mm" loext:contextual-spacing="false"/>
    </style:style>
    <style:style style:name="P262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263" style:family="paragraph" style:parent-style-name="Heading_20_2">
      <style:paragraph-properties fo:margin-top="0.49mm" fo:margin-bottom="0.49mm" loext:contextual-spacing="false"/>
      <style:text-properties fo:language="zxx" fo:country="none" officeooo:paragraph-rsid="01968b32" style:language-asian="zxx" style:country-asian="none" style:language-complex="zxx" style:country-complex="none"/>
    </style:style>
    <style:style style:name="P26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6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6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67" style:family="paragraph" style:parent-style-name="Heading_20_2">
      <style:paragraph-properties fo:break-before="column"/>
    </style:style>
    <style:style style:name="P268" style:family="paragraph" style:parent-style-name="Preformatted_20_Text">
      <style:text-properties officeooo:rsid="01a14c3e" officeooo:paragraph-rsid="01a14c3e"/>
    </style:style>
    <style:style style:name="P269" style:family="paragraph" style:parent-style-name="Preformatted_20_Text">
      <style:text-properties fo:font-weight="bold" style:font-weight-asian="bold" style:font-weight-complex="bold"/>
    </style:style>
    <style:style style:name="P270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271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272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273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274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275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276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277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278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27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280" style:family="paragraph" style:parent-style-name="Preformatted_20_Text">
      <style:text-properties officeooo:rsid="01966614" officeooo:paragraph-rsid="01ad8985"/>
    </style:style>
    <style:style style:name="P28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282" style:family="paragraph" style:parent-style-name="Preformatted_20_Text">
      <style:text-properties officeooo:paragraph-rsid="00e9ebe6"/>
    </style:style>
    <style:style style:name="P28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284" style:family="paragraph" style:parent-style-name="Preformatted_20_Text">
      <style:text-properties officeooo:rsid="01b07bfc" officeooo:paragraph-rsid="01b07bfc"/>
    </style:style>
    <style:style style:name="P285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286" style:family="paragraph" style:parent-style-name="Preformatted_20_Text">
      <style:text-properties officeooo:rsid="01b18be2" officeooo:paragraph-rsid="01b18be2"/>
    </style:style>
    <style:style style:name="P287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288" style:family="paragraph" style:parent-style-name="Preformatted_20_Text">
      <style:text-properties officeooo:rsid="01b58143" officeooo:paragraph-rsid="01b58143"/>
    </style:style>
    <style:style style:name="P289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290" style:family="paragraph" style:parent-style-name="Preformatted_20_Text">
      <style:text-properties officeooo:rsid="01b904c2" officeooo:paragraph-rsid="01b904c2"/>
    </style:style>
    <style:style style:name="P291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292" style:family="paragraph" style:parent-style-name="Preformatted_20_Text">
      <style:paragraph-properties fo:text-align="center" style:justify-single-word="false"/>
    </style:style>
    <style:style style:name="P293" style:family="paragraph" style:parent-style-name="Preformatted_20_Text">
      <style:text-properties officeooo:rsid="01bce5df" officeooo:paragraph-rsid="01bce5df"/>
    </style:style>
    <style:style style:name="P294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295" style:family="paragraph" style:parent-style-name="Preformatted_20_Text">
      <style:text-properties officeooo:rsid="01bcff5d" officeooo:paragraph-rsid="01bcff5d"/>
    </style:style>
    <style:style style:name="P296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297" style:family="paragraph" style:parent-style-name="Preformatted_20_Text">
      <style:text-properties officeooo:rsid="01bed0a6" officeooo:paragraph-rsid="01bed0a6"/>
    </style:style>
    <style:style style:name="P298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299" style:family="paragraph" style:parent-style-name="Preformatted_20_Text">
      <style:text-properties fo:font-weight="normal" style:font-weight-asian="normal" style:font-weight-complex="normal"/>
    </style:style>
    <style:style style:name="P300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01" style:family="paragraph" style:parent-style-name="Table_20_Contents">
      <style:text-properties officeooo:rsid="019e67a8" officeooo:paragraph-rsid="019e67a8"/>
    </style:style>
    <style:style style:name="P302" style:family="paragraph" style:parent-style-name="Table_20_Contents">
      <style:text-properties officeooo:rsid="01a14c3e" officeooo:paragraph-rsid="01a14c3e"/>
    </style:style>
    <style:style style:name="P303" style:family="paragraph" style:parent-style-name="Table_20_Contents">
      <style:text-properties officeooo:rsid="01a2ba05" officeooo:paragraph-rsid="01a2ba05"/>
    </style:style>
    <style:style style:name="P304" style:family="paragraph" style:parent-style-name="Table_20_Contents">
      <style:text-properties officeooo:rsid="01a4aba1" officeooo:paragraph-rsid="01a4aba1"/>
    </style:style>
    <style:style style:name="P305" style:family="paragraph" style:parent-style-name="Table_20_Contents">
      <style:text-properties officeooo:rsid="01a5320b" officeooo:paragraph-rsid="01a5320b"/>
    </style:style>
    <style:style style:name="P306" style:family="paragraph" style:parent-style-name="Table_20_Contents">
      <style:text-properties officeooo:rsid="01a5aeba" officeooo:paragraph-rsid="01a5aeba"/>
    </style:style>
    <style:style style:name="P307" style:family="paragraph" style:parent-style-name="Table_20_Contents">
      <style:text-properties officeooo:rsid="01a62acc" officeooo:paragraph-rsid="01a62acc"/>
    </style:style>
    <style:style style:name="P308" style:family="paragraph" style:parent-style-name="Table_20_Contents">
      <style:text-properties officeooo:rsid="01a687d9" officeooo:paragraph-rsid="01a687d9"/>
    </style:style>
    <style:style style:name="P309" style:family="paragraph" style:parent-style-name="Table_20_Contents">
      <style:text-properties officeooo:rsid="01a69c0c" officeooo:paragraph-rsid="01a69c0c"/>
    </style:style>
    <style:style style:name="P310" style:family="paragraph" style:parent-style-name="Table_20_Contents">
      <style:text-properties officeooo:rsid="01aa0f42" officeooo:paragraph-rsid="01aa0f42"/>
    </style:style>
    <style:style style:name="P311" style:family="paragraph" style:parent-style-name="Table_20_Contents">
      <style:text-properties officeooo:rsid="01ac6df2" officeooo:paragraph-rsid="01ac6df2"/>
    </style:style>
    <style:style style:name="P312" style:family="paragraph" style:parent-style-name="Table_20_Contents">
      <style:text-properties officeooo:rsid="00104606" officeooo:paragraph-rsid="00e9ebe6"/>
    </style:style>
    <style:style style:name="P313" style:family="paragraph" style:parent-style-name="Table_20_Contents">
      <style:text-properties officeooo:rsid="01b07bfc" officeooo:paragraph-rsid="01b07bfc"/>
    </style:style>
    <style:style style:name="P314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315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316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317" style:family="paragraph" style:parent-style-name="Table_20_Contents">
      <style:text-properties officeooo:rsid="01b18be2" officeooo:paragraph-rsid="01b18be2"/>
    </style:style>
    <style:style style:name="P318" style:family="paragraph" style:parent-style-name="Table_20_Contents">
      <style:text-properties officeooo:rsid="0010d7b8" officeooo:paragraph-rsid="00e9ebe6"/>
    </style:style>
    <style:style style:name="P319" style:family="paragraph" style:parent-style-name="Table_20_Contents">
      <style:text-properties officeooo:rsid="00ee2877" officeooo:paragraph-rsid="00ee2877"/>
    </style:style>
    <style:style style:name="P320" style:family="paragraph" style:parent-style-name="Table_20_Contents">
      <style:text-properties officeooo:rsid="01bcff5d" officeooo:paragraph-rsid="01bcff5d"/>
    </style:style>
    <style:style style:name="P321" style:family="paragraph" style:parent-style-name="Table_20_Contents">
      <style:text-properties officeooo:rsid="01bed0a6" officeooo:paragraph-rsid="01bed0a6"/>
    </style:style>
    <style:style style:name="P322" style:family="paragraph" style:parent-style-name="Heading_20_4">
      <style:text-properties officeooo:paragraph-rsid="019385bb"/>
    </style:style>
    <style:style style:name="P323" style:family="paragraph" style:parent-style-name="Heading_20_4">
      <style:text-properties officeooo:rsid="0193e58c" officeooo:paragraph-rsid="0193e58c"/>
    </style:style>
    <style:style style:name="P324" style:family="paragraph" style:parent-style-name="Heading_20_4">
      <style:text-properties officeooo:paragraph-rsid="00dcd366"/>
    </style:style>
    <style:style style:name="P325" style:family="paragraph" style:parent-style-name="Heading_20_4">
      <style:text-properties officeooo:rsid="0171d416" officeooo:paragraph-rsid="0171d416"/>
    </style:style>
    <style:style style:name="P32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2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28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2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fo:font-size="10pt" style:text-scale="98%"/>
    </style:style>
    <style:style style:name="T25" style:family="text">
      <style:text-properties style:font-name="Liberation Mono" fo:font-size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9" style:family="text">
      <style:text-properties style:font-name="Liberation Mono" fo:font-size="10pt" fo:font-weight="bold" style:font-weight-asian="bold" style:font-weight-complex="bold"/>
    </style:style>
    <style:style style:name="T30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6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0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2" style:family="text">
      <style:text-properties style:font-name="Liberation Mono" fo:font-size="12pt" style:font-size-asian="10pt" style:font-size-complex="10pt" style:text-scale="95%"/>
    </style:style>
    <style:style style:name="T43" style:family="text">
      <style:text-properties fo:font-weight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 style:text-scale="96%"/>
    </style:style>
    <style:style style:name="T46" style:family="text">
      <style:text-properties fo:font-weight="bold" officeooo:rsid="0133d30e" style:font-weight-asian="bold" style:font-weight-complex="bold"/>
    </style:style>
    <style:style style:name="T47" style:family="text">
      <style:text-properties fo:font-weight="bold" officeooo:rsid="017f414b" style:font-weight-asian="bold" style:font-weight-complex="bold"/>
    </style:style>
    <style:style style:name="T48" style:family="text">
      <style:text-properties fo:font-weight="bold" officeooo:rsid="01c0b49c" style:font-weight-asian="bold" style:font-weight-complex="bold"/>
    </style:style>
    <style:style style:name="T49" style:family="text">
      <style:text-properties fo:font-weight="bold" fo:background-color="#000000" loext:char-shading-value="0" style:font-weight-asian="bold" style:font-weight-complex="bold"/>
    </style:style>
    <style:style style:name="T50" style:family="text">
      <style:text-properties officeooo:rsid="00389af9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389af9" style:font-weight-asian="normal" style:font-weight-complex="normal"/>
    </style:style>
    <style:style style:name="T53" style:family="text">
      <style:text-properties fo:font-weight="normal" officeooo:rsid="006f653e" style:font-weight-asian="normal" style:font-weight-complex="normal"/>
    </style:style>
    <style:style style:name="T54" style:family="text">
      <style:text-properties fo:font-weight="normal" officeooo:rsid="003b20f0" style:font-weight-asian="normal" style:font-weight-complex="normal"/>
    </style:style>
    <style:style style:name="T55" style:family="text">
      <style:text-properties fo:font-weight="normal" officeooo:rsid="00ac076c" style:font-weight-asian="normal" style:font-weight-complex="normal"/>
    </style:style>
    <style:style style:name="T56" style:family="text">
      <style:text-properties fo:font-weight="normal" officeooo:rsid="0166b561" style:font-weight-asian="normal" style:font-weight-complex="normal"/>
    </style:style>
    <style:style style:name="T57" style:family="text">
      <style:text-properties officeooo:rsid="003986a6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2" style:family="text">
      <style:text-properties style:font-name="Liberation Serif" fo:font-size="10pt" officeooo:rsid="014274a8" style:font-size-asian="10pt" style:font-size-complex="10pt"/>
    </style:style>
    <style:style style:name="T63" style:family="text">
      <style:text-properties style:font-name="Liberation Serif" fo:font-weight="bold" style:font-weight-asian="bold" style:font-weight-complex="bold"/>
    </style:style>
    <style:style style:name="T64" style:family="text">
      <style:text-properties style:font-name="Liberation Serif" officeooo:rsid="009d69b1"/>
    </style:style>
    <style:style style:name="T6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67" style:family="text">
      <style:text-properties style:font-name="Liberation Serif" fo:font-size="12pt" style:font-size-asian="10pt" style:font-size-complex="10pt"/>
    </style:style>
    <style:style style:name="T68" style:family="text">
      <style:text-properties style:font-name="Liberation Serif" fo:font-size="12pt" style:font-size-asian="10pt" style:font-size-complex="10pt" style:text-scale="96%"/>
    </style:style>
    <style:style style:name="T69" style:family="text">
      <style:text-properties style:font-name="Liberation Serif" fo:font-size="12pt" officeooo:rsid="00cf59bd" style:font-size-asian="10pt" style:font-size-complex="10pt"/>
    </style:style>
    <style:style style:name="T70" style:family="text">
      <style:text-properties style:font-name="Liberation Serif" fo:font-size="12pt" officeooo:rsid="00ac076c" style:font-size-asian="10pt" style:font-size-complex="10pt"/>
    </style:style>
    <style:style style:name="T71" style:family="text">
      <style:text-properties style:font-name="Liberation Serif" fo:font-size="12pt" officeooo:rsid="00d31dae" style:font-size-asian="10pt" style:font-size-complex="10pt"/>
    </style:style>
    <style:style style:name="T72" style:family="text">
      <style:text-properties style:font-name="Liberation Serif" fo:font-size="12pt" officeooo:rsid="01825a45" style:font-size-asian="10pt" style:font-size-complex="10pt"/>
    </style:style>
    <style:style style:name="T73" style:family="text">
      <style:text-properties style:font-name="Liberation Serif" fo:font-size="12pt" officeooo:rsid="01844843" style:font-size-asian="10pt" style:font-size-complex="10pt"/>
    </style:style>
    <style:style style:name="T74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5" style:family="text">
      <style:text-properties style:font-name="Liberation Serif" style:text-scale="95%"/>
    </style:style>
    <style:style style:name="T76" style:family="text">
      <style:text-properties style:font-name="Liberation Serif" officeooo:rsid="00a9aa07" style:text-scale="95%"/>
    </style:style>
    <style:style style:name="T77" style:family="text">
      <style:text-properties officeooo:rsid="00489d25"/>
    </style:style>
    <style:style style:name="T78" style:family="text">
      <style:text-properties fo:font-style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133d30e" style:font-style-asian="italic" style:font-style-complex="italic"/>
    </style:style>
    <style:style style:name="T81" style:family="text">
      <style:text-properties officeooo:rsid="005581f4"/>
    </style:style>
    <style:style style:name="T82" style:family="text">
      <style:text-properties officeooo:rsid="005f1101"/>
    </style:style>
    <style:style style:name="T83" style:family="text">
      <style:text-properties fo:color="#000000" fo:font-weight="bold"/>
    </style:style>
    <style:style style:name="T84" style:family="text">
      <style:text-properties style:font-name="monospace"/>
    </style:style>
    <style:style style:name="T85" style:family="text">
      <style:text-properties style:font-name="monospace" officeooo:rsid="005f1101"/>
    </style:style>
    <style:style style:name="T86" style:family="text">
      <style:text-properties officeooo:rsid="00602682"/>
    </style:style>
    <style:style style:name="T87" style:family="text">
      <style:text-properties officeooo:rsid="00636fae"/>
    </style:style>
    <style:style style:name="T88" style:family="text">
      <style:text-properties officeooo:rsid="00647ed4"/>
    </style:style>
    <style:style style:name="T89" style:family="text">
      <style:text-properties officeooo:rsid="006f653e"/>
    </style:style>
    <style:style style:name="T90" style:family="text">
      <style:text-properties fo:language="zxx" fo:country="none" style:language-asian="zxx" style:country-asian="none" style:language-complex="zxx" style:country-complex="none"/>
    </style:style>
    <style:style style:name="T91" style:family="text">
      <style:text-properties fo:language="zxx" fo:country="none" officeooo:rsid="0033870c" style:language-asian="zxx" style:country-asian="none" style:language-complex="zxx" style:country-complex="none"/>
    </style:style>
    <style:style style:name="T92" style:family="text">
      <style:text-properties fo:language="zxx" fo:country="none" officeooo:rsid="001d9157" style:language-asian="zxx" style:country-asian="none" style:language-complex="zxx" style:country-complex="none"/>
    </style:style>
    <style:style style:name="T93" style:family="text">
      <style:text-properties fo:language="zxx" fo:country="none" officeooo:rsid="001fbd9c" style:language-asian="zxx" style:country-asian="none" style:language-complex="zxx" style:country-complex="none"/>
    </style:style>
    <style:style style:name="T94" style:family="text">
      <style:text-properties fo:language="zxx" fo:country="none" officeooo:rsid="003b20f0" style:language-asian="zxx" style:country-asian="none" style:language-complex="zxx" style:country-complex="none"/>
    </style:style>
    <style:style style:name="T95" style:family="text">
      <style:text-properties fo:language="zxx" fo:country="none" officeooo:rsid="002bb4ef" style:language-asian="zxx" style:country-asian="none" style:language-complex="zxx" style:country-complex="none"/>
    </style:style>
    <style:style style:name="T96" style:family="text">
      <style:text-properties fo:language="zxx" fo:country="none" officeooo:rsid="002d3ccc" style:language-asian="zxx" style:country-asian="none" style:language-complex="zxx" style:country-complex="none"/>
    </style:style>
    <style:style style:name="T97" style:family="text">
      <style:text-properties fo:language="zxx" fo:country="none" officeooo:rsid="00819b96" style:language-asian="zxx" style:country-asian="none" style:language-complex="zxx" style:country-complex="none"/>
    </style:style>
    <style:style style:name="T98" style:family="text">
      <style:text-properties fo:language="zxx" fo:country="none" style:language-asian="zxx" style:country-asian="none" style:language-complex="zxx" style:country-complex="none" style:text-scale="97%"/>
    </style:style>
    <style:style style:name="T99" style:family="text">
      <style:text-properties fo:language="zxx" fo:country="none" style:language-asian="zxx" style:country-asian="none" style:language-complex="zxx" style:country-complex="none" style:text-scale="98%"/>
    </style:style>
    <style:style style:name="T100" style:family="text">
      <style:text-properties fo:language="zxx" fo:country="none" officeooo:rsid="009f4498" style:language-asian="zxx" style:country-asian="none" style:language-complex="zxx" style:country-complex="none"/>
    </style:style>
    <style:style style:name="T101" style:family="text">
      <style:text-properties fo:language="zxx" fo:country="none" officeooo:rsid="006f653e" style:language-asian="zxx" style:country-asian="none" style:language-complex="zxx" style:country-complex="none"/>
    </style:style>
    <style:style style:name="T102" style:family="text">
      <style:text-properties fo:language="zxx" fo:country="none" officeooo:rsid="00c3a387" style:language-asian="zxx" style:country-asian="none" style:language-complex="zxx" style:country-complex="none"/>
    </style:style>
    <style:style style:name="T103" style:family="text">
      <style:text-properties fo:language="zxx" fo:country="none" officeooo:rsid="00c4501e" style:language-asian="zxx" style:country-asian="none" style:language-complex="zxx" style:country-complex="none"/>
    </style:style>
    <style:style style:name="T104" style:family="text">
      <style:text-properties fo:language="zxx" fo:country="none" officeooo:rsid="00c9bdb2" style:language-asian="zxx" style:country-asian="none" style:language-complex="zxx" style:country-complex="none"/>
    </style:style>
    <style:style style:name="T105" style:family="text">
      <style:text-properties fo:language="zxx" fo:country="none" officeooo:rsid="0104cc98" style:language-asian="zxx" style:country-asian="none" style:language-complex="zxx" style:country-complex="none"/>
    </style:style>
    <style:style style:name="T106" style:family="text">
      <style:text-properties fo:language="zxx" fo:country="none" style:language-asian="zxx" style:country-asian="none" style:language-complex="zxx" style:country-complex="none" style:text-scale="96%"/>
    </style:style>
    <style:style style:name="T107" style:family="text">
      <style:text-properties fo:language="zxx" fo:country="none" officeooo:rsid="013ab4f4" style:language-asian="zxx" style:country-asian="none" style:language-complex="zxx" style:country-complex="none"/>
    </style:style>
    <style:style style:name="T108" style:family="text">
      <style:text-properties fo:language="zxx" fo:country="none" officeooo:rsid="00889025" style:language-asian="zxx" style:country-asian="none" style:language-complex="zxx" style:country-complex="none"/>
    </style:style>
    <style:style style:name="T109" style:family="text">
      <style:text-properties fo:language="zxx" fo:country="none" officeooo:rsid="013dec3e" style:language-asian="zxx" style:country-asian="none" style:language-complex="zxx" style:country-complex="none"/>
    </style:style>
    <style:style style:name="T110" style:family="text">
      <style:text-properties fo:language="zxx" fo:country="none" officeooo:rsid="00189797" style:language-asian="zxx" style:country-asian="none" style:language-complex="zxx" style:country-complex="none"/>
    </style:style>
    <style:style style:name="T111" style:family="text">
      <style:text-properties fo:language="zxx" fo:country="none" officeooo:rsid="01762db4" style:language-asian="zxx" style:country-asian="none" style:language-complex="zxx" style:country-complex="none"/>
    </style:style>
    <style:style style:name="T112" style:family="text">
      <style:text-properties fo:language="zxx" fo:country="none" officeooo:rsid="0186c29a" style:language-asian="zxx" style:country-asian="none" style:language-complex="zxx" style:country-complex="none"/>
    </style:style>
    <style:style style:name="T113" style:family="text">
      <style:text-properties fo:language="zxx" fo:country="none" officeooo:rsid="00946df3" style:language-asian="zxx" style:country-asian="none" style:language-complex="zxx" style:country-complex="none"/>
    </style:style>
    <style:style style:name="T114" style:family="text">
      <style:text-properties fo:language="zxx" fo:country="none" officeooo:rsid="008ed4d2" style:language-asian="zxx" style:country-asian="none" style:language-complex="zxx" style:country-complex="none"/>
    </style:style>
    <style:style style:name="T11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1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1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1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1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2" style:family="text">
      <style:text-properties fo:language="zxx" fo:country="none" fo:font-weight="bold" style:language-asian="zxx" style:country-asian="none" style:language-complex="zxx" style:country-complex="none"/>
    </style:style>
    <style:style style:name="T123" style:family="text">
      <style:text-properties fo:language="zxx" fo:country="none" fo:font-style="italic" style:language-asian="zxx" style:country-asian="none" style:language-complex="zxx" style:country-complex="none"/>
    </style:style>
    <style:style style:name="T12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25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26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27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28" style:family="text">
      <style:text-properties officeooo:rsid="00701ae9"/>
    </style:style>
    <style:style style:name="T129" style:family="text">
      <style:text-properties style:font-name-asian="NSimSun" style:font-name-complex="Liberation Mono"/>
    </style:style>
    <style:style style:name="T130" style:family="text">
      <style:text-properties officeooo:rsid="00369f7a" style:font-name-asian="NSimSun" style:font-name-complex="Liberation Mono"/>
    </style:style>
    <style:style style:name="T131" style:family="text">
      <style:text-properties officeooo:rsid="00b94b22" style:font-name-asian="NSimSun" style:font-name-complex="Liberation Mono"/>
    </style:style>
    <style:style style:name="T132" style:family="text">
      <style:text-properties officeooo:rsid="0102ef04" style:font-name-asian="NSimSun" style:font-name-complex="Liberation Mono"/>
    </style:style>
    <style:style style:name="T133" style:family="text">
      <style:text-properties officeooo:rsid="003b20f0"/>
    </style:style>
    <style:style style:name="T134" style:family="text">
      <style:text-properties style:text-scale="98%"/>
    </style:style>
    <style:style style:name="T135" style:family="text">
      <style:text-properties officeooo:rsid="01230095" style:text-scale="98%"/>
    </style:style>
    <style:style style:name="T136" style:family="text">
      <style:text-properties officeooo:rsid="0119c23d" style:text-scale="98%"/>
    </style:style>
    <style:style style:name="T137" style:family="text">
      <style:text-properties officeooo:rsid="012f2993" style:text-scale="98%"/>
    </style:style>
    <style:style style:name="T138" style:family="text">
      <style:text-properties officeooo:rsid="012ff093" style:text-scale="98%"/>
    </style:style>
    <style:style style:name="T139" style:family="text">
      <style:text-properties officeooo:rsid="013156f2" style:text-scale="98%"/>
    </style:style>
    <style:style style:name="T14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2" style:family="text">
      <style:text-properties officeooo:rsid="008ed4d2"/>
    </style:style>
    <style:style style:name="T143" style:family="text">
      <style:text-properties officeooo:rsid="0091a3b5"/>
    </style:style>
    <style:style style:name="T144" style:family="text">
      <style:text-properties officeooo:rsid="009a1201"/>
    </style:style>
    <style:style style:name="T145" style:family="text">
      <style:text-properties officeooo:rsid="009baf15"/>
    </style:style>
    <style:style style:name="T146" style:family="text">
      <style:text-properties officeooo:rsid="009f4498"/>
    </style:style>
    <style:style style:name="T147" style:family="text">
      <style:text-properties fo:font-size="6pt" style:font-size-asian="10pt" style:font-size-complex="10pt"/>
    </style:style>
    <style:style style:name="T148" style:family="text">
      <style:text-properties fo:font-size="6pt" officeooo:rsid="0173a8dd" style:font-size-asian="10pt" style:font-size-complex="10pt"/>
    </style:style>
    <style:style style:name="T149" style:family="text">
      <style:text-properties officeooo:rsid="00a70531"/>
    </style:style>
    <style:style style:name="T150" style:family="text">
      <style:text-properties officeooo:rsid="00ac076c"/>
    </style:style>
    <style:style style:name="T151" style:family="text">
      <style:text-properties officeooo:rsid="00ad27e1"/>
    </style:style>
    <style:style style:name="T152" style:family="text">
      <style:text-properties officeooo:rsid="00baef6e"/>
    </style:style>
    <style:style style:name="T153" style:family="text">
      <style:text-properties officeooo:rsid="00c04310"/>
    </style:style>
    <style:style style:name="T154" style:family="text">
      <style:text-properties officeooo:rsid="00c20a31"/>
    </style:style>
    <style:style style:name="T155" style:family="text">
      <style:text-properties officeooo:rsid="00c3deb3"/>
    </style:style>
    <style:style style:name="T156" style:family="text">
      <style:text-properties officeooo:rsid="00c4501e"/>
    </style:style>
    <style:style style:name="T157" style:family="text">
      <style:text-properties style:text-scale="96%"/>
    </style:style>
    <style:style style:name="T158" style:family="text">
      <style:text-properties officeooo:rsid="00d31dae"/>
    </style:style>
    <style:style style:name="T159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0" style:family="text">
      <style:text-properties officeooo:rsid="00da39da"/>
    </style:style>
    <style:style style:name="T161" style:family="text">
      <style:text-properties officeooo:rsid="00dcd366"/>
    </style:style>
    <style:style style:name="T162" style:family="text">
      <style:text-properties officeooo:rsid="00e17379"/>
    </style:style>
    <style:style style:name="T163" style:family="text">
      <style:text-properties officeooo:rsid="00e6c0bf"/>
    </style:style>
    <style:style style:name="T164" style:family="text">
      <style:text-properties officeooo:rsid="0009fa69"/>
    </style:style>
    <style:style style:name="T165" style:family="text">
      <style:text-properties officeooo:rsid="00f1541a"/>
    </style:style>
    <style:style style:name="T166" style:family="text">
      <style:text-properties officeooo:rsid="00f3d51e"/>
    </style:style>
    <style:style style:name="T167" style:family="text">
      <style:text-properties officeooo:rsid="00f5d83f"/>
    </style:style>
    <style:style style:name="T168" style:family="text">
      <style:text-properties officeooo:rsid="00f81a30"/>
    </style:style>
    <style:style style:name="T169" style:family="text">
      <style:text-properties officeooo:rsid="00ff7fee"/>
    </style:style>
    <style:style style:name="T170" style:family="text">
      <style:text-properties officeooo:rsid="01001712"/>
    </style:style>
    <style:style style:name="T171" style:family="text">
      <style:text-properties officeooo:rsid="0105e006"/>
    </style:style>
    <style:style style:name="T172" style:family="text">
      <style:text-properties officeooo:rsid="0107eacd"/>
    </style:style>
    <style:style style:name="T173" style:family="text">
      <style:text-properties officeooo:rsid="01087700"/>
    </style:style>
    <style:style style:name="T174" style:family="text">
      <style:text-properties officeooo:rsid="010d25b7"/>
    </style:style>
    <style:style style:name="T175" style:family="text">
      <style:text-properties officeooo:rsid="0113f9bf"/>
    </style:style>
    <style:style style:name="T176" style:family="text">
      <style:text-properties officeooo:rsid="011411e9"/>
    </style:style>
    <style:style style:name="T177" style:family="text">
      <style:text-properties officeooo:rsid="0114ac00"/>
    </style:style>
    <style:style style:name="T178" style:family="text">
      <style:text-properties officeooo:rsid="0115c6af"/>
    </style:style>
    <style:style style:name="T179" style:family="text">
      <style:text-properties officeooo:rsid="01164d25"/>
    </style:style>
    <style:style style:name="T180" style:family="text">
      <style:text-properties officeooo:rsid="011a6bc3"/>
    </style:style>
    <style:style style:name="T181" style:family="text">
      <style:text-properties officeooo:rsid="011d430e"/>
    </style:style>
    <style:style style:name="T182" style:family="text">
      <style:text-properties officeooo:rsid="012172dd"/>
    </style:style>
    <style:style style:name="T183" style:family="text">
      <style:text-properties officeooo:rsid="01230095"/>
    </style:style>
    <style:style style:name="T184" style:family="text">
      <style:text-properties officeooo:rsid="01286586"/>
    </style:style>
    <style:style style:name="T185" style:family="text">
      <style:text-properties officeooo:rsid="012a3349"/>
    </style:style>
    <style:style style:name="T186" style:family="text">
      <style:text-properties officeooo:rsid="012b2747"/>
    </style:style>
    <style:style style:name="T187" style:family="text">
      <style:text-properties officeooo:rsid="012cf6bf"/>
    </style:style>
    <style:style style:name="T188" style:family="text">
      <style:text-properties officeooo:rsid="012e4428"/>
    </style:style>
    <style:style style:name="T189" style:family="text">
      <style:text-properties officeooo:rsid="012ea5f8"/>
    </style:style>
    <style:style style:name="T190" style:family="text">
      <style:text-properties officeooo:rsid="012ff093"/>
    </style:style>
    <style:style style:name="T191" style:family="text">
      <style:text-properties style:text-underline-style="solid" style:text-underline-type="double" style:text-underline-width="auto" style:text-underline-color="font-color"/>
    </style:style>
    <style:style style:name="T192" style:family="text">
      <style:text-properties officeooo:rsid="0133d30e"/>
    </style:style>
    <style:style style:name="T193" style:family="text">
      <style:text-properties officeooo:rsid="0134757e"/>
    </style:style>
    <style:style style:name="T194" style:family="text">
      <style:text-properties officeooo:rsid="0135e462"/>
    </style:style>
    <style:style style:name="T195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96" style:family="text">
      <style:text-properties officeooo:rsid="013eca18"/>
    </style:style>
    <style:style style:name="T197" style:family="text">
      <style:text-properties officeooo:rsid="0140f8af"/>
    </style:style>
    <style:style style:name="T198" style:family="text">
      <style:text-properties officeooo:rsid="014274a8"/>
    </style:style>
    <style:style style:name="T199" style:family="text">
      <style:text-properties officeooo:rsid="0144296b"/>
    </style:style>
    <style:style style:name="T200" style:family="text">
      <style:text-properties officeooo:rsid="01476a30"/>
    </style:style>
    <style:style style:name="T201" style:family="text">
      <style:text-properties officeooo:rsid="014c7d34"/>
    </style:style>
    <style:style style:name="T202" style:family="text">
      <style:text-properties officeooo:rsid="014ea5b0"/>
    </style:style>
    <style:style style:name="T203" style:family="text">
      <style:text-properties officeooo:rsid="0153c599"/>
    </style:style>
    <style:style style:name="T204" style:family="text">
      <style:text-properties officeooo:rsid="01556696"/>
    </style:style>
    <style:style style:name="T205" style:family="text">
      <style:text-properties officeooo:rsid="015bdad7"/>
    </style:style>
    <style:style style:name="T206" style:family="text">
      <style:text-properties officeooo:rsid="016346ab"/>
    </style:style>
    <style:style style:name="T207" style:family="text">
      <style:text-properties officeooo:rsid="0166b561"/>
    </style:style>
    <style:style style:name="T208" style:family="text">
      <style:text-properties officeooo:rsid="016a5a1e"/>
    </style:style>
    <style:style style:name="T209" style:family="text">
      <style:text-properties officeooo:rsid="016cbd37"/>
    </style:style>
    <style:style style:name="T210" style:family="text">
      <style:text-properties officeooo:rsid="0173a8dd"/>
    </style:style>
    <style:style style:name="T211" style:family="text">
      <style:text-properties officeooo:rsid="0178c7ea"/>
    </style:style>
    <style:style style:name="T212" style:family="text">
      <style:text-properties officeooo:rsid="017f414b"/>
    </style:style>
    <style:style style:name="T213" style:family="text">
      <style:text-properties officeooo:rsid="017f46c3"/>
    </style:style>
    <style:style style:name="T214" style:family="text">
      <style:text-properties officeooo:rsid="01892e19"/>
    </style:style>
    <style:style style:name="T215" style:family="text">
      <style:text-properties officeooo:rsid="018ed058"/>
    </style:style>
    <style:style style:name="T216" style:family="text">
      <style:text-properties officeooo:rsid="019385bb"/>
    </style:style>
    <style:style style:name="T217" style:family="text">
      <style:text-properties officeooo:rsid="0193e58c"/>
    </style:style>
    <style:style style:name="T218" style:family="text">
      <style:text-properties officeooo:rsid="01997cd4"/>
    </style:style>
    <style:style style:name="T219" style:family="text">
      <style:text-properties officeooo:rsid="019f5da1"/>
    </style:style>
    <style:style style:name="T220" style:family="text">
      <style:text-properties officeooo:rsid="01a3e81b"/>
    </style:style>
    <style:style style:name="T221" style:family="text">
      <style:text-properties officeooo:rsid="01aa16b0"/>
    </style:style>
    <style:style style:name="T222" style:family="text">
      <style:text-properties officeooo:rsid="01ab79ac"/>
    </style:style>
    <style:style style:name="T223" style:family="text">
      <style:text-properties officeooo:rsid="01ac6df2"/>
    </style:style>
    <style:style style:name="T224" style:family="text">
      <style:text-properties officeooo:rsid="01ad8985"/>
    </style:style>
    <style:style style:name="T225" style:family="text">
      <style:text-properties officeooo:rsid="01af78eb"/>
    </style:style>
    <style:style style:name="T226" style:family="text">
      <style:text-properties officeooo:rsid="01b32a1f"/>
    </style:style>
    <style:style style:name="T227" style:family="text">
      <style:text-properties officeooo:rsid="01b45530"/>
    </style:style>
    <style:style style:name="T228" style:family="text">
      <style:text-properties officeooo:rsid="01b58143"/>
    </style:style>
    <style:style style:name="T229" style:family="text">
      <style:text-properties officeooo:rsid="01bce5df"/>
    </style:style>
    <style:style style:name="T230" style:family="text">
      <style:text-properties officeooo:rsid="01c0b49c"/>
    </style:style>
    <style:style style:name="T231" style:family="text">
      <style:text-properties style:font-name="Liberation Mono" fo:font-weight="bold" officeooo:rsid="0133d30e" style:font-weight-asian="bold" style:font-weight-complex="bold"/>
    </style:style>
    <style:style style:name="T232" style:family="text">
      <style:text-properties style:font-name="Liberation Mono" fo:font-size="10pt" fo:font-weight="bold" officeooo:rsid="0133d30e" style:font-weight-asian="bold" style:font-weight-complex="bold"/>
    </style:style>
    <style:style style:name="T233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16">Terminal</text:p>
              <text:p text:style-name="P24"><text:span text:style-name="T129"><text:s/></text:span><text:span text:style-name="T130">glossary </text:span><text:span text:style-name="T131">0.</text:span><text:span text:style-name="T132">4</text:span></text:p>
            </table:table-cell>
            <table:table-cell table:style-name="Table4.B1" office:value-type="string">
              <text:p text:style-name="P178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27"><text:a xlink:type="simple" xlink:href="#__RefHeading___Toc653_1005567325" text:style-name="Index_20_Link" text:visited-style-name="Index_20_Link">New terminal<text:tab/>1</text:a></text:p>
            <text:p text:style-name="P327"><text:a xlink:type="simple" xlink:href="#__RefHeading___Toc4184_2220584875" text:style-name="Index_20_Link" text:visited-style-name="Index_20_Link">terminal history<text:tab/>1</text:a></text:p>
            <text:p text:style-name="P327"><text:a xlink:type="simple" xlink:href="#__RefHeading___Toc11632_2453026979" text:style-name="Index_20_Link" text:visited-style-name="Index_20_Link">clear screen<text:tab/>1</text:a></text:p>
            <text:p text:style-name="P327"><text:a xlink:type="simple" xlink:href="#__RefHeading___Toc11881_1362329892" text:style-name="Index_20_Link" text:visited-style-name="Index_20_Link">!!<text:tab/>2</text:a></text:p>
            <text:p text:style-name="P327"><text:a xlink:type="simple" xlink:href="#__RefHeading___Toc11883_1362329892" text:style-name="Index_20_Link" text:visited-style-name="Index_20_Link">combine commands<text:tab/>2</text:a></text:p>
            <text:p text:style-name="P327"><text:a xlink:type="simple" xlink:href="#__RefHeading___Toc3165_268976311" text:style-name="Index_20_Link" text:visited-style-name="Index_20_Link">Navigation<text:tab/>2</text:a></text:p>
            <text:p text:style-name="P326"><text:a xlink:type="simple" xlink:href="#__RefHeading___Toc3169_1590653438" text:style-name="Index_20_Link" text:visited-style-name="Index_20_Link">list<text:tab/>2</text:a></text:p>
            <text:p text:style-name="P326"><text:a xlink:type="simple" xlink:href="#__RefHeading___Toc3167_268976311" text:style-name="Index_20_Link" text:visited-style-name="Index_20_Link">find<text:tab/>2</text:a></text:p>
            <text:p text:style-name="P326"><text:a xlink:type="simple" xlink:href="#__RefHeading___Toc4094_2220584875" text:style-name="Index_20_Link" text:visited-style-name="Index_20_Link">locate<text:tab/>2</text:a></text:p>
            <text:p text:style-name="P326"><text:a xlink:type="simple" xlink:href="#__RefHeading___Toc3169_268976311" text:style-name="Index_20_Link" text:visited-style-name="Index_20_Link">tree<text:tab/>2</text:a></text:p>
            <text:p text:style-name="P327"><text:a xlink:type="simple" xlink:href="#__RefHeading___Toc11528_3461777943" text:style-name="Index_20_Link" text:visited-style-name="Index_20_Link">Directories<text:tab/>3</text:a></text:p>
            <text:p text:style-name="P326"><text:a xlink:type="simple" xlink:href="#__RefHeading___Toc11530_3461777943" text:style-name="Index_20_Link" text:visited-style-name="Index_20_Link">working dir<text:tab/>3</text:a></text:p>
            <text:p text:style-name="P326"><text:a xlink:type="simple" xlink:href="#__RefHeading___Toc11885_1362329892" text:style-name="Index_20_Link" text:visited-style-name="Index_20_Link">new directory<text:tab/>3</text:a></text:p>
            <text:p text:style-name="P326"><text:a xlink:type="simple" xlink:href="#__RefHeading___Toc3171_1590653438" text:style-name="Index_20_Link" text:visited-style-name="Index_20_Link">change directory<text:tab/>3</text:a></text:p>
            <text:p text:style-name="P328"><text:a xlink:type="simple" xlink:href="#__RefHeading___Toc11136_952624381" text:style-name="Index_20_Link" text:visited-style-name="Index_20_Link">open directory<text:tab/>3</text:a></text:p>
            <text:p text:style-name="P326"><text:a xlink:type="simple" xlink:href="#__RefHeading___Toc2029_451784513" text:style-name="Index_20_Link" text:visited-style-name="Index_20_Link">bash<text:tab/>3</text:a></text:p>
            <text:p text:style-name="P327"><text:a xlink:type="simple" xlink:href="#__RefHeading___Toc11706_1086886642" text:style-name="Index_20_Link" text:visited-style-name="Index_20_Link">files<text:tab/>4</text:a></text:p>
            <text:p text:style-name="P326"><text:a xlink:type="simple" xlink:href="#__RefHeading___Toc2608_1379477827" text:style-name="Index_20_Link" text:visited-style-name="Index_20_Link">create a new file<text:tab/>4</text:a></text:p>
            <text:p text:style-name="P326"><text:a xlink:type="simple" xlink:href="#__RefHeading___Toc2610_1379477827" text:style-name="Index_20_Link" text:visited-style-name="Index_20_Link">Copy<text:tab/>4</text:a></text:p>
            <text:p text:style-name="P326"><text:a xlink:type="simple" xlink:href="#__RefHeading___Toc3179_1590653438" text:style-name="Index_20_Link" text:visited-style-name="Index_20_Link">Move<text:tab/>4</text:a></text:p>
            <text:p text:style-name="P326"><text:a xlink:type="simple" xlink:href="#__RefHeading___Toc3181_1590653438" text:style-name="Index_20_Link" text:visited-style-name="Index_20_Link">Rename<text:tab/>4</text:a></text:p>
            <text:p text:style-name="P326"><text:a xlink:type="simple" xlink:href="#__RefHeading___Toc3183_1590653438" text:style-name="Index_20_Link" text:visited-style-name="Index_20_Link">Delete<text:tab/>4</text:a></text:p>
            <text:p text:style-name="P326"><text:a xlink:type="simple" xlink:href="#__RefHeading___Toc11887_1362329892" text:style-name="Index_20_Link" text:visited-style-name="Index_20_Link">Make executables<text:tab/>4</text:a></text:p>
            <text:p text:style-name="P326"><text:a xlink:type="simple" xlink:href="#__RefHeading___Toc20017_205490006" text:style-name="Index_20_Link" text:visited-style-name="Index_20_Link">file contents<text:tab/>4</text:a></text:p>
            <text:p text:style-name="P329"><text:a xlink:type="simple" xlink:href="#__RefHeading___Toc11889_1362329892" text:style-name="Index_20_Link" text:visited-style-name="Index_20_Link">less<text:tab/>4</text:a></text:p>
            <text:p text:style-name="P326"><text:a xlink:type="simple" xlink:href="#__RefHeading___Toc11891_1362329892" text:style-name="Index_20_Link" text:visited-style-name="Index_20_Link">difference<text:tab/>4</text:a></text:p>
            <text:p text:style-name="P326"><text:a xlink:type="simple" xlink:href="#__RefHeading___Toc11893_1362329892" text:style-name="Index_20_Link" text:visited-style-name="Index_20_Link">word count<text:tab/>4</text:a></text:p>
            <text:p text:style-name="P326"><text:a xlink:type="simple" xlink:href="#__RefHeading___Toc11138_952624381" text:style-name="Index_20_Link" text:visited-style-name="Index_20_Link">editing files<text:tab/>5</text:a></text:p>
            <text:p text:style-name="P328"><text:a xlink:type="simple" xlink:href="#__RefHeading___Toc3187_1590653438" text:style-name="Index_20_Link" text:visited-style-name="Index_20_Link">Redirection<text:tab/>5</text:a></text:p>
            <text:p text:style-name="P329"><text:a xlink:type="simple" xlink:href="#__RefHeading___Toc3189_1590653438" text:style-name="Index_20_Link" text:visited-style-name="Index_20_Link">Appending<text:tab/>5</text:a></text:p>
            <text:p text:style-name="P329"><text:a xlink:type="simple" xlink:href="#__RefHeading___Toc3191_1590653438" text:style-name="Index_20_Link" text:visited-style-name="Index_20_Link">Piping<text:tab/>5</text:a></text:p>
            <text:p text:style-name="P329"><text:a xlink:type="simple" xlink:href="#__RefHeading___Toc3193_1590653438" text:style-name="Index_20_Link" text:visited-style-name="Index_20_Link">Sorting<text:tab/>5</text:a></text:p>
            <text:p text:style-name="P329"><text:a xlink:type="simple" xlink:href="#__RefHeading___Toc3195_1590653438" text:style-name="Index_20_Link" text:visited-style-name="Index_20_Link">Unique<text:tab/>5</text:a></text:p>
            <text:p text:style-name="P327"><text:a xlink:type="simple" xlink:href="#__RefHeading___Toc11536_3461777943" text:style-name="Index_20_Link" text:visited-style-name="Index_20_Link">GREP<text:tab/>5</text:a></text:p>
            <text:p text:style-name="P329"><text:a xlink:type="simple" xlink:href="#__RefHeading___Toc11895_1362329892" text:style-name="Index_20_Link" text:visited-style-name="Index_20_Link">or<text:tab/>5</text:a></text:p>
            <text:p text:style-name="P327"><text:a xlink:type="simple" xlink:href="#__RefHeading___Toc5624_428051376" text:style-name="Index_20_Link" text:visited-style-name="Index_20_Link">stdin<text:tab/>5</text:a></text:p>
            <text:p text:style-name="P329"><text:a xlink:type="simple" xlink:href="#__RefHeading___Toc2214_1677407077" text:style-name="Index_20_Link" text:visited-style-name="Index_20_Link">stream editor<text:tab/>5</text:a></text:p>
            <text:p text:style-name="P327"><text:a xlink:type="simple" xlink:href="#__RefHeading___Toc10155_72527309" text:style-name="Index_20_Link" text:visited-style-name="Index_20_Link">Apps<text:tab/>6</text:a></text:p>
            <text:p text:style-name="P328"><text:a xlink:type="simple" xlink:href="#__RefHeading___Toc3662_382694965" text:style-name="Index_20_Link" text:visited-style-name="Index_20_Link">terminal names<text:tab/>6</text:a></text:p>
            <text:p text:style-name="P328"><text:a xlink:type="simple" xlink:href="#__RefHeading___Toc10157_72527309" text:style-name="Index_20_Link" text:visited-style-name="Index_20_Link">List app paths<text:tab/>6</text:a></text:p>
            <text:p text:style-name="P326"><text:a xlink:type="simple" xlink:href="#__RefHeading___Toc708_828875736" text:style-name="Index_20_Link" text:visited-style-name="Index_20_Link">Install apps<text:tab/>6</text:a></text:p>
            <text:p text:style-name="P328"><text:a xlink:type="simple" xlink:href="#__RefHeading___Toc1022_1285522627" text:style-name="Index_20_Link" text:visited-style-name="Index_20_Link">uninstall apps<text:tab/>6</text:a></text:p>
            <text:p text:style-name="P328"><text:a xlink:type="simple" xlink:href="#__RefHeading___Toc2127_37273550" text:style-name="Index_20_Link" text:visited-style-name="Index_20_Link">reinstall apps<text:tab/>6</text:a></text:p>
            <text:p text:style-name="P326"><text:a xlink:type="simple" xlink:href="#__RefHeading___Toc11634_2453026979" text:style-name="Index_20_Link" text:visited-style-name="Index_20_Link">ppa list<text:tab/>6</text:a></text:p>
            <text:p text:style-name="P326"><text:a xlink:type="simple" xlink:href="#__RefHeading___Toc11636_2453026979" text:style-name="Index_20_Link" text:visited-style-name="Index_20_Link">add ppa clever-way<text:tab/>6</text:a></text:p>
            <text:p text:style-name="P326"><text:a xlink:type="simple" xlink:href="#__RefHeading___Toc1024_1285522627" text:style-name="Index_20_Link" text:visited-style-name="Index_20_Link">remove ppas<text:tab/>6</text:a></text:p>
            <text:p text:style-name="P328"><text:a xlink:type="simple" xlink:href="#__RefHeading___Toc11708_1086886642" text:style-name="Index_20_Link" text:visited-style-name="Index_20_Link">install .sh scripts<text:tab/>6</text:a></text:p>
            <text:p text:style-name="P326"><text:a xlink:type="simple" xlink:href="#__RefHeading___Toc869_553901057" text:style-name="Index_20_Link" text:visited-style-name="Index_20_Link">Install updates<text:tab/>7</text:a></text:p>
            <text:p text:style-name="P326"><text:a xlink:type="simple" xlink:href="#__RefHeading___Toc1026_1285522627" text:style-name="Index_20_Link" text:visited-style-name="Index_20_Link">fixing repos<text:tab/>7</text:a></text:p>
            <text:p text:style-name="P327"><text:a xlink:type="simple" xlink:href="#__RefHeading___Toc2218_1677407077" text:style-name="Index_20_Link" text:visited-style-name="Index_20_Link">System<text:tab/>7</text:a></text:p>
            <text:p text:style-name="P326"><text:a xlink:type="simple" xlink:href="#__RefHeading___Toc2220_1677407077" text:style-name="Index_20_Link" text:visited-style-name="Index_20_Link">disks<text:tab/>7</text:a></text:p>
            <text:p text:style-name="P326"><text:a xlink:type="simple" xlink:href="#__RefHeading___Toc3171_268976311" text:style-name="Index_20_Link" text:visited-style-name="Index_20_Link">disk usage<text:tab/>7</text:a></text:p>
            <text:p text:style-name="P328"><text:a xlink:type="simple" xlink:href="#__RefHeading___Toc1020_1285522627" text:style-name="Index_20_Link" text:visited-style-name="Index_20_Link">scandisk<text:tab/>7</text:a></text:p>
            <text:p text:style-name="P328"><text:a xlink:type="simple" xlink:href="#__RefHeading___Toc5570_428051376" text:style-name="Index_20_Link" text:visited-style-name="Index_20_Link">mounting<text:tab/>7</text:a></text:p>
            <text:p text:style-name="P326"><text:a xlink:type="simple" xlink:href="#__RefHeading___Toc3690_382694965" text:style-name="Index_20_Link" text:visited-style-name="Index_20_Link">Manual (help)<text:tab/>8</text:a></text:p>
            <text:p text:style-name="P326"><text:a xlink:type="simple" xlink:href="#__RefHeading___Toc2077_451784513" text:style-name="Index_20_Link" text:visited-style-name="Index_20_Link">power-off<text:tab/>8</text:a></text:p>
            <text:p text:style-name="P326"><text:a xlink:type="simple" xlink:href="#__RefHeading___Toc2008_451784513" text:style-name="Index_20_Link" text:visited-style-name="Index_20_Link">processes<text:tab/>8</text:a></text:p>
            <text:p text:style-name="P328"><text:a xlink:type="simple" xlink:href="#__RefHeading___Toc2010_451784513" text:style-name="Index_20_Link" text:visited-style-name="Index_20_Link">top<text:tab/>8</text:a></text:p>
            <text:p text:style-name="P328"><text:a xlink:type="simple" xlink:href="#__RefHeading___Toc2012_451784513" text:style-name="Index_20_Link" text:visited-style-name="Index_20_Link">ps<text:tab/>8</text:a></text:p>
            <text:p text:style-name="P328"><text:a xlink:type="simple" xlink:href="#__RefHeading___Toc2198_1677407077" text:style-name="Index_20_Link" text:visited-style-name="Index_20_Link">jobs<text:tab/>8</text:a></text:p>
            <text:p text:style-name="P328"><text:a xlink:type="simple" xlink:href="#__RefHeading___Toc2014_451784513" text:style-name="Index_20_Link" text:visited-style-name="Index_20_Link">pgrep<text:tab/>8</text:a></text:p>
            <text:p text:style-name="P328"><text:a xlink:type="simple" xlink:href="#__RefHeading___Toc2016_451784513" text:style-name="Index_20_Link" text:visited-style-name="Index_20_Link">kill<text:tab/>8</text:a></text:p>
            <text:p text:style-name="P328"><text:a xlink:type="simple" xlink:href="#__RefHeading___Toc2018_451784513" text:style-name="Index_20_Link" text:visited-style-name="Index_20_Link">pkill &amp; killall<text:tab/>8</text:a></text:p>
            <text:p text:style-name="P328"><text:a xlink:type="simple" xlink:href="#__RefHeading___Toc2200_1677407077" text:style-name="Index_20_Link" text:visited-style-name="Index_20_Link">disown<text:tab/>8</text:a></text:p>
            <text:p text:style-name="P327"><text:a xlink:type="simple" xlink:href="#__RefHeading___Toc809_1365304481" text:style-name="Index_20_Link" text:visited-style-name="Index_20_Link">Archives<text:tab/>8</text:a></text:p>
            <text:p text:style-name="P326"><text:a xlink:type="simple" xlink:href="#__RefHeading___Toc811_1365304481" text:style-name="Index_20_Link" text:visited-style-name="Index_20_Link">TAR<text:tab/>8</text:a></text:p>
            <text:p text:style-name="P326"><text:a xlink:type="simple" xlink:href="#__RefHeading___Toc871_553901057" text:style-name="Index_20_Link" text:visited-style-name="Index_20_Link">Zip<text:tab/>8</text:a></text:p>
            <text:p text:style-name="P327"><text:a xlink:type="simple" xlink:href="#__RefHeading___Toc2079_451784513" text:style-name="Index_20_Link" text:visited-style-name="Index_20_Link">personalize bash<text:tab/>9</text:a></text:p>
            <text:p text:style-name="P328"><text:a xlink:type="simple" xlink:href="#__RefHeading___Toc2002_451784513" text:style-name="Index_20_Link" text:visited-style-name="Index_20_Link">autocompletion<text:tab/>9</text:a></text:p>
            <text:p text:style-name="P326"><text:a xlink:type="simple" xlink:href="#__RefHeading___Toc2004_451784513" text:style-name="Index_20_Link" text:visited-style-name="Index_20_Link">colors meaning<text:tab/>9</text:a></text:p>
            <text:p text:style-name="P326"><text:a xlink:type="simple" xlink:href="#__RefHeading___Toc11638_2453026979" text:style-name="Index_20_Link" text:visited-style-name="Index_20_Link">pvo PS1<text:tab/>9</text:a></text:p>
            <text:p text:style-name="P327"><text:a xlink:type="simple" xlink:href="#__RefHeading___Toc5626_428051376" text:style-name="Index_20_Link" text:visited-style-name="Index_20_Link">specific apps<text:tab/>10</text:a></text:p>
            <text:p text:style-name="P326"><text:a xlink:type="simple" xlink:href="#__RefHeading___Toc44535_1435368569" text:style-name="Index_20_Link" text:visited-style-name="Index_20_Link">Bash<text:tab/>10</text:a></text:p>
            <text:p text:style-name="P326"><text:a xlink:type="simple" xlink:href="#__RefHeading___Toc2935_3392871848" text:style-name="Index_20_Link" text:visited-style-name="Index_20_Link">Libre Office<text:tab/>10</text:a></text:p>
            <text:p text:style-name="P328"><text:a xlink:type="simple" xlink:href="#__RefHeading___Toc2937_3392871848" text:style-name="Index_20_Link" text:visited-style-name="Index_20_Link">white icons:<text:tab/>10</text:a></text:p>
            <text:p text:style-name="P326"><text:a xlink:type="simple" xlink:href="#__RefHeading___Toc10904_151467102" text:style-name="Index_20_Link" text:visited-style-name="Index_20_Link">Terminator<text:tab/>10</text:a></text:p>
            <text:p text:style-name="P326"><text:a xlink:type="simple" xlink:href="#__RefHeading___Toc11897_1362329892" text:style-name="Index_20_Link" text:visited-style-name="Index_20_Link">Vim<text:tab/>10</text:a></text:p>
            <text:p text:style-name="P326"><text:a xlink:type="simple" xlink:href="#__RefHeading___Toc2384_1677407077" text:style-name="Index_20_Link" text:visited-style-name="Index_20_Link">Clementine<text:tab/>10</text:a></text:p>
            <text:p text:style-name="P326"><text:a xlink:type="simple" xlink:href="#__RefHeading___Toc20019_205490006" text:style-name="Index_20_Link" text:visited-style-name="Index_20_Link">Sublime Text<text:tab/>10</text:a></text:p>
            <text:p text:style-name="P329"><text:a xlink:type="simple" xlink:href="#__RefHeading___Toc11640_2453026979" text:style-name="Index_20_Link" text:visited-style-name="Index_20_Link">packages installed:<text:tab/>10</text:a></text:p>
            <text:p text:style-name="P326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2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61">g</text:span>nome-terminal</text:p>
            </table:table-cell>
            <table:table-cell table:style-name="Table25.B1" office:value-type="string">
              <text:p text:style-name="P181">ctrl+<text:span text:style-name="T168">alt</text:span>+t</text:p>
            </table:table-cell>
          </table:table-row>
        </table:table>
        <text:h text:style-name="P229" text:outline-level="1"><text:bookmark-start text:name="__RefHeading___Toc4184_2220584875"/><text:span text:style-name="Source_20_Text"><text:span text:style-name="T202">terminal history</text:span>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183">$ <text:span text:style-name="T44">history</text:span> | grep .odt</text:p>
            </table:table-cell>
            <table:table-cell table:style-name="Table50.B1" office:value-type="string">
              <text:p text:style-name="P281"><text:span text:style-name="Source_20_Text"><text:span text:style-name="T202">CTRL+R</text:span></text:span></text:p>
            </table:table-cell>
          </table:table-row>
        </table:table>
        <text:h text:style-name="Heading_20_1" text:outline-level="1"><text:bookmark-start text:name="__RefHeading___Toc11632_2453026979"/><text:span text:style-name="Source_20_Text">clear </text:span><text:span text:style-name="Source_20_Text"><text:span text:style-name="T211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4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bookmark-start text:name="__RefHeading___Toc11881_1362329892"/><text:span text:style-name="Source_20_Text">!!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3"> ls</text:span></text:p>
              <text:p text:style-name="P107">$ <text:span text:style-name="T44">!! -l</text:span></text:p>
            </table:table-cell>
            <table:table-cell table:style-name="Table44.A1" office:value-type="string">
              <text:p text:style-name="P280"><text:span text:style-name="T51">$</text:span><text:span text:style-name="T44"> sudo !!</text:span></text:p>
            </table:table-cell>
            <table:table-cell table:style-name="Table44.C1" office:value-type="string">
              <text:p text:style-name="P219"><text:span text:style-name="Source_20_Text"><text:span text:style-name="T58">(bang-bang) repeats last command</text:span></text:span></text:p>
            </table:table-cell>
          </table:table-row>
        </table:table>
        <text:h text:style-name="Heading_20_1" text:outline-level="1"><text:bookmark-start text:name="__RefHeading___Toc11883_1362329892"/><text:span text:style-name="Source_20_Text">combine</text:span><text:span text:style-name="Source_20_Text"><text:span text:style-name="T218"> comma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4">;</text:span> cd uoo</text:p>
            </table:table-cell>
          </table:table-row>
          <table:table-row>
            <table:table-cell table:style-name="Table52.A2" office:value-type="string">
              <text:p text:style-name="P108">$ mkdir uoo &amp;&amp; cd uoo </text:p>
              <text:p text:style-name="Standard">(continue only if the last one worked)</text:p>
            </table:table-cell>
          </table:table-row>
        </table:table>
        <text:h text:style-name="Heading_20_1" text:outline-level="1"><text:soft-page-break/><text:span text:style-name="Source_20_Text">math</text:span></text:h>
        <table:table table:name="Table54" table:style-name="Table54">
          <table:table-column table:style-name="Table54.A" table:number-columns-repeated="2"/>
          <table:table-row>
            <table:table-cell table:style-name="Table54.A1" office:value-type="string">
              <text:p text:style-name="Preformatted_20_Text">$((expression))</text:p>
            </table:table-cell>
            <table:table-cell table:style-name="Table54.B1" office:value-type="string">
              <text:p text:style-name="Preformatted_20_Text">$(( n1+n2 )<text:span text:style-name="T225">)</text:span></text:p>
            </table:table-cell>
          </table:table-row>
        </table:table>
        <text:h text:style-name="Heading_20_1" text:outline-level="1"><text:bookmark-start text:name="__RefHeading___Toc3165_268976311"/><text:span text:style-name="T108">Navigation</text:span><text:bookmark-end text:name="__RefHeading___Toc3165_268976311"/></text:h>
        <text:h text:style-name="P245" text:outline-level="2"><text:bookmark-start text:name="__RefHeading___Toc3169_1590653438"/>list<text:bookmark-end text:name="__RefHeading___Toc3169_1590653438"/></text:h>
        <text:p text:style-name="P11">$ ls<text:span text:style-name="T177"> -al</text:span><text:tab/><text:span text:style-name="T6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4"><text:span text:style-name="Source_20_Text"><text:span text:style-name="T34">-a</text:span></text:span><text:span text:style-name="T34"> </text:span><text:span text:style-name="T90">lists </text:span><text:span text:style-name="T116">all contents</text:span><text:span text:style-name="T90">, including </text:span><text:span text:style-name="T116">hidden</text:span><text:span text:style-name="T90"> files and directories </text:span></text:p>
            </table:table-cell>
            <table:table-cell table:style-name="Table1.B1" table:number-rows-spanned="2" office:value-type="string">
              <text:p text:style-name="P133"><text:span text:style-name="Source_20_Text"><text:span text:style-name="T34">-l</text:span></text:span><text:span text:style-name="T31"> </text:span><text:span text:style-name="T90">lists all </text:span><text:span text:style-name="T115">contents of a </text:span><text:span text:style-name="T90">directory in </text:span><text:span text:style-name="T118">long format</text:span><text:span text:style-name="T99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4">-t</text:span></text:span><text:span text:style-name="T31"> </text:span><text:span text:style-name="T117">order</text:span><text:span text:style-name="T98"> files and directories by </text:span><text:span text:style-name="T117">the time </text:span><text:span text:style-name="T98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98"><text:span text:style-name="T44">ls</text:span> ~/Downloads | <text:span text:style-name="T44">grep</text:span> '\.csv'</text:p>
              <text:p text:style-name="P172"><text:span text:style-name="T154">Extensions<text:tab/></text:span>only .<text:span text:style-name="T142">csv files</text:span></text:p>
            </table:table-cell>
            <table:table-cell table:style-name="Table6.B1" office:value-type="string">
              <text:p text:style-name="P40">-r</text:p>
              <text:p text:style-name="P162">reverse<text:span text:style-name="T215">d</text:span></text:p>
            </table:table-cell>
          </table:table-row>
          <table:table-row>
            <table:table-cell table:style-name="Table6.A2" office:value-type="string">
              <text:p text:style-name="P99"><text:span text:style-name="T44">-h</text:span> <text:span text:style-name="T74">h</text:span><text:span text:style-name="T67">uman-readable</text:span><text:span text:style-name="T72"> (</text:span><text:span text:style-name="T73">byte-count</text:span><text:span text:style-name="T72">)</text:span></text:p>
            </table:table-cell>
            <table:table-cell table:style-name="Table6.B2" office:value-type="string">
              <text:p text:style-name="P40"/>
            </table:table-cell>
          </table:table-row>
          <table:table-row>
            <table:table-cell table:style-name="Table6.A2" office:value-type="string">
              <text:p text:style-name="P103"><text:span text:style-name="T44">-S</text:span> <text:span text:style-name="T67">size</text:span></text:p>
            </table:table-cell>
            <table:table-cell table:style-name="Table6.B2" office:value-type="string">
              <text:p text:style-name="P40"/>
            </table:table-cell>
          </table:table-row>
        </table:table>
        <text:p text:style-name="P173">list all files beginning with "R" <text:span text:style-name="T33">$ ls </text:span><text:span text:style-name="T36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88"><text:span text:style-name="T204">$ </text:span><text:span text:style-name="T44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6"><text:span text:style-name="T204">$ </text:span><text:span text:style-name="T44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5">-amin</text:p>
            </table:table-cell>
            <table:table-cell table:style-name="Table35.B3" office:value-type="string">
              <text:p text:style-name="P170">last accessed n minutes ago</text:p>
            </table:table-cell>
          </table:table-row>
          <table:table-row>
            <table:table-cell table:style-name="Table35.A3" office:value-type="string">
              <text:p text:style-name="P85">-atime</text:p>
            </table:table-cell>
            <table:table-cell table:style-name="Table35.B4" office:value-type="string">
              <text:p text:style-name="P170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09">$ grep -r uoo ~/Desktop/text_files</text:p>
            </table:table-cell>
            <table:covered-table-cell/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87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66"><text:span text:style-name="T26">-c</text:span><text:span text:style-name="T200"> </text:span></text:p>
            </table:table-cell>
            <table:table-cell table:style-name="Table36.B4" office:value-type="string">
              <text:p text:style-name="P166">how many times a <text:span text:style-name="T51">search</text:span> is matched</text:p>
            </table:table-cell>
          </table:table-row>
          <table:table-row>
            <table:table-cell table:style-name="Table36.A2" office:value-type="string">
              <text:p text:style-name="P88">-n<text:span text:style-name="T203"> 9</text:span></text:p>
            </table:table-cell>
            <table:table-cell table:style-name="Table36.B4" office:value-type="string">
              <text:p text:style-name="P167">limits results number</text:p>
            </table:table-cell>
          </table:table-row>
          <table:table-row>
            <table:table-cell table:style-name="Table36.A2" office:value-type="string">
              <text:p text:style-name="P84">-i</text:p>
            </table:table-cell>
            <table:table-cell table:style-name="Table36.B4" office:value-type="string">
              <text:p text:style-name="P168">case insenstitive</text:p>
            </table:table-cell>
          </table:table-row>
        </table:table>
        <text:p text:style-name="P169">since <text:span text:style-name="T27">locate</text:span> reads a database file, the results may be outdated and not completely true. To mitigate this issue, you can update your file paths database <text:span text:style-name="T201">with</text:span> <text:span text:style-name="T27">sudo updatedb</text:span></text:p>
        <text:h text:style-name="P246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3">-a</text:p>
            </table:table-cell>
            <table:table-cell table:style-name="Table27.B1" office:value-type="string">
              <text:p text:style-name="P203">all files</text:p>
            </table:table-cell>
            <table:table-cell table:style-name="Table27.A1" office:value-type="string">
              <text:p text:style-name="P43">-<text:span text:style-name="T163">d</text:span></text:p>
            </table:table-cell>
            <table:table-cell table:style-name="Table27.B1" table:number-columns-spanned="3" office:value-type="string">
              <text:p text:style-name="P203">only dirs</text:p>
            </table:table-cell>
            <table:covered-table-cell/>
            <table:covered-table-cell/>
            <table:table-cell table:style-name="Table27.A1" office:value-type="string">
              <text:p text:style-name="P43">-c</text:p>
            </table:table-cell>
            <table:table-cell table:style-name="Table27.H1" office:value-type="string">
              <text:p text:style-name="P203">colors</text:p>
            </table:table-cell>
          </table:table-row>
          <table:table-row>
            <table:table-cell table:style-name="Table27.A2" office:value-type="string">
              <text:p text:style-name="P42">-<text:span text:style-name="T199">d</text:span>u</text:p>
            </table:table-cell>
            <table:table-cell table:style-name="Table27.B2" table:number-columns-spanned="3" office:value-type="string">
              <text:p text:style-name="P204">report size</text:p>
            </table:table-cell>
            <table:covered-table-cell/>
            <table:covered-table-cell/>
            <table:table-cell table:style-name="Table27.A2" office:value-type="string">
              <text:p text:style-name="P42">-h</text:p>
            </table:table-cell>
            <table:table-cell table:style-name="Table27.F2" table:number-columns-spanned="3" office:value-type="string">
              <text:p text:style-name="P204">size well done</text:p>
            </table:table-cell>
            <table:covered-table-cell/>
            <table:covered-table-cell/>
          </table:table-row>
        </table:table>
        <text:p text:style-name="P41"><text:span text:style-name="Source_20_Text"><text:span text:style-name="T20">$ </text:span></text:span><text:span text:style-name="Source_20_Text"><text:span text:style-name="T19">tree --du -h /path/to/directory</text:span></text:span></text:p>
        <text:h text:style-name="P23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61" text:outline-level="2"><text:bookmark-start text:name="__RefHeading___Toc11530_3461777943"/><text:span text:style-name="Source_20_Text"><text:span text:style-name="T195">working di</text:span></text:span><text:span text:style-name="Source_20_Text"><text:span text:style-name="T109">r</text:span></text:span><text:span text:style-name="Source_20_Text"><text:span text:style-name="T108"><text:tab/></text:span></text:span><text:bookmark-end text:name="__RefHeading___Toc11530_3461777943"/></text:h>
              <text:p text:style-name="P82">$ pwd</text:p>
            </table:table-cell>
            <table:table-cell table:style-name="Table30.A1" office:value-type="string">
              <text:h text:style-name="P262" text:outline-level="2"><text:span text:style-name="Source_20_Text"><text:span text:style-name="T90"/></text:span></text:h>
            </table:table-cell>
          </table:table-row>
        </table:table>
        <text:h text:style-name="P263" text:outline-level="2"><text:bookmark-start text:name="__RefHeading___Toc11885_1362329892"/>new directory<text:bookmark-end text:name="__RefHeading___Toc11885_1362329892"/></text:h>
        <text:p text:style-name="P7"><text:span text:style-name="Source_20_Text"><text:span text:style-name="T90">$</text:span></text:span><text:span text:style-name="Source_20_Text"><text:span text:style-name="T105"> </text:span></text:span><text:span text:style-name="Source_20_Text"><text:span text:style-name="T90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184">-p</text:p>
            </table:table-cell>
            <table:table-cell table:style-name="Table51.B1" office:value-type="string">
              <text:p text:style-name="P184">create parents</text:p>
            </table:table-cell>
          </table:table-row>
        </table:table>
        <text:h text:style-name="P247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90">$ cd 2015<text:tab/>$ cd .. to go </text:span></text:span><text:span text:style-name="Source_20_Text"><text:span text:style-name="T91">up</text:span></text:span></text:p>
        <text:p text:style-name="P4"><text:span text:style-name="Source_20_Text"><text:span text:style-name="T91">$ </text:span></text:span><text:span text:style-name="Source_20_Text"><text:span text:style-name="T90">cd ../../action/</text:span></text:span></text:p>
        <text:p text:style-name="P137">cd to path incl<text:span text:style-name="T196">uded</text:span> home dir </text:p>
        <text:p text:style-name="P5"><text:span text:style-name="Source_20_Text"><text:span text:style-name="T91">$ cd ~/workspace/</text:span></text:span></text:p>
        <text:h text:style-name="P24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77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51" text:outline-level="2"><text:bookmark-start text:name="__RefHeading___Toc2029_451784513"/>bash<text:bookmark-end text:name="__RefHeading___Toc2029_451784513"/></text:h>
        <text:p text:style-name="P15"><text:span text:style-name="T88">w</text:span>hich bash</text:p>
        <text:p text:style-name="Preformatted_20_Text"><text:span text:style-name="Source_20_Text"><text:span text:style-name="T65">to </text:span></text:span><text:span text:style-name="Source_20_Text"><text:span text:style-name="T66">find where the interpreter is </text:span></text:span><text:span text:style-name="Source_20_Text"><text:span text:style-name="T32">(/bin/bash)</text:span></text:span></text:p>
        <text:h text:style-name="P228" text:outline-level="1"/>
        <text:h text:style-name="P23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64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90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65" text:outline-level="2"><text:bookmark-start text:name="__RefHeading___Toc2610_1379477827"/><text:span text:style-name="T173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3"><text:span text:style-name="Source_20_Text"><text:span text:style-name="T110">cp </text:span></text:span><text:span text:style-name="Source_20_Text"><text:span text:style-name="T92">1</text:span></text:span><text:span text:style-name="Source_20_Text"><text:span text:style-name="T110">.txt </text:span></text:span><text:span text:style-name="Source_20_Text"><text:span text:style-name="T92">2</text:span></text:span><text:span text:style-name="Source_20_Text"><text:span text:style-name="T110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2">to</text:span><text:span text:style-name="T90"> copy the contents of </text:span><text:span text:style-name="T92">1</text:span><text:span text:style-name="Strong_20_Emphasis"><text:span text:style-name="T90">.txt</text:span></text:span><text:span text:style-name="T90"> into </text:span><text:span text:style-name="T92">2</text:span><text:span text:style-name="Strong_20_Emphasis"><text:span text:style-name="T90">.txt</text:span></text:span><text:span text:style-name="T90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4">cp -a</text:span></text:span><text:span text:style-name="Source_20_Text"> /source/</text:span><text:span text:style-name="Source_20_Text"><text:span text:style-name="T44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1">-a</text:span></text:span> is an <text:span text:style-name="T44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72">sy</text:span>ntax that <text:span text:style-name="T44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74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09">t</text:span>o do so, specify the <text:span text:style-name="Source_20_Text"><text:span text:style-name="T23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48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90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49">path</text:span></text:span><text:span text:style-name="Source_20_Text">/</text:span></text:p>
            </table:table-cell>
          </table:table-row>
        </table:table>
        <text:p text:style-name="Standard"><text:span text:style-name="T155">[</text:span><text:span text:style-name="T25">list of source files</text:span><text:span text:style-name="T155">]</text:span> as the first args, <text:s/><text:span text:style-name="T155">[</text:span><text:span text:style-name="T25">destination dir</text:span><text:span text:style-name="T155">]</text:span> as the last argument </text:p>
        <text:h text:style-name="P266" text:outline-level="2"><text:bookmark-start text:name="__RefHeading___Toc3181_1590653438"/>Rename<text:bookmark-end text:name="__RefHeading___Toc3181_1590653438"/></text:h>
        <text:p text:style-name="P120"><text:span text:style-name="T38">$ </text:span><text:span text:style-name="Source_20_Text"><text:span text:style-name="T37">mv</text:span></text:span><text:span text:style-name="T39"> </text:span><text:span text:style-name="T93">with </text:span><text:span text:style-name="T90">the old file as the </text:span><text:span text:style-name="T103">1st</text:span><text:span text:style-name="T90"> arg and the new file as the </text:span><text:span text:style-name="T103">2nd</text:span><text:span text:style-name="T90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25">$ </text:span><text:span text:style-name="T44">mv</text:span> stacklike.rb 04-stacklike.rb</text:p>
            </table:table-cell>
          </table:table-row>
        </table:table>
        <text:p text:style-name="P122"><text:span text:style-name="T35">$ </text:span><text:span text:style-name="T34">rename</text:span><text:span text:style-name="T90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4">rename</text:span> test.txt hope.txt</text:p>
              <text:p text:style-name="P18"><text:span text:style-name="T44">rename</text:span> c:\computer\test.txt hope.txt</text:p>
            </table:table-cell>
          </table:table-row>
        </table:table>
        <text:p text:style-name="P112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7"><text:span text:style-name="T44">rename</text:span> <text:span text:style-name="T44">"</text:span><text:span text:style-name="T156">uno</text:span> <text:span text:style-name="T156">due</text:span>.txt<text:span text:style-name="T44">" "</text:span><text:span text:style-name="T156">tre</text:span> <text:span text:style-name="T156">quattro</text:span>.txt<text:span text:style-name="T44">"</text:span></text:p>
            </table:table-cell>
          </table:table-row>
        </table:table>
        <text:h text:style-name="P248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9"><text:span text:style-name="Source_20_Text"><text:span text:style-name="T104">$ </text:span></text:span><text:span text:style-name="Source_20_Text"><text:span text:style-name="T90">rm -r </text:span></text:span><text:span text:style-name="Source_20_Text"><text:span text:style-name="T94">culo</text:span></text:span></text:p>
            </table:table-cell>
            <table:table-cell table:style-name="Table14.B1" office:value-type="string">
              <text:p text:style-name="P138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57">culo</text:span>/</text:p>
            </table:table-cell>
            <table:table-cell table:style-name="Table14.B2" office:value-type="string">
              <text:p text:style-name="P13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4">&lt;directory&gt; $</text:span></text:span><text:span text:style-name="Source_20_Text"><text:span text:style-name="T133"> rm -rf </text:span></text:span><text:span text:style-name="Source_20_Text"><text:span text:style-name="T5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10">-r </text:span></text:span><text:span text:style-name="T90">stands for "</text:span><text:span text:style-name="T116">recursive</text:span><text:span text:style-name="T90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10">-f </text:span></text:span><text:span text:style-name="T52">stands for</text:span><text:span text:style-name="T50"> “force”</text:span><text:span text:style-name="T5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44"><text:span text:style-name="T90">will delete </text:span><text:span text:style-name="Source_20_Text"><text:span text:style-name="T15">/controllers</text:span></text:span><text:span text:style-name="T90"> folder</text:span></text:p>
        <text:h text:style-name="P252" text:outline-level="2"><text:bookmark-start text:name="__RefHeading___Toc11887_1362329892"/>Make executables<text:bookmark-end text:name="__RefHeading___Toc11887_136232989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02"><text:span text:style-name="T170">$ </text:span><text:span text:style-name="T44">chmod +x</text:span> <text:span text:style-name="T169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52"><text:span text:style-name="Source_20_Text"><text:span text:style-name="T14">cat</text:span></text:span><text:span text:style-name="T106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52"><text:span text:style-name="Source_20_Text"><text:span text:style-name="T4">$ </text:span></text:span><text:span text:style-name="Source_20_Text"><text:span text:style-name="T9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6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75">$ </text:span></text:span><text:span text:style-name="Teletype"><text:span text:style-name="T44">file</text:span></text:span><text:span text:style-name="Teletype"><text:span text:style-name="T175"> hello.txt</text:span></text:span></text:p>
            </table:table-cell>
            <table:table-cell table:style-name="Table20.A2" office:value-type="string">
              <text:p text:style-name="P153">classify a file's <text:span text:style-name="T176">data</text:span></text:p>
            </table:table-cell>
          </table:table-row>
          <table:table-row>
            <table:table-cell table:style-name="Table20.A4" office:value-type="string">
              <text:p text:style-name="P100">$ <text:span text:style-name="T44">head</text:span> poems.txt</text:p>
            </table:table-cell>
            <table:table-cell table:style-name="Table20.A2" office:value-type="string">
              <text:p text:style-name="P174">just the beginning</text:p>
            </table:table-cell>
          </table:table-row>
          <table:table-row>
            <table:table-cell table:style-name="Table20.A4" office:value-type="string">
              <text:p text:style-name="P100">$ <text:span text:style-name="T44">tail</text:span> swear<text:span text:style-name="T216">s</text:span>.txt</text:p>
            </table:table-cell>
            <table:table-cell table:style-name="Table20.A2" office:value-type="string">
              <text:p text:style-name="P174">just the end</text:p>
            </table:table-cell>
          </table:table-row>
        </table:table>
        <text:h text:style-name="P322" text:outline-level="4"><text:bookmark-start text:name="__RefHeading___Toc11889_1362329892"/><text:span text:style-name="Source_20_Text"><text:span text:style-name="T216">less</text:span></text:span><text:bookmark-end text:name="__RefHeading___Toc11889_1362329892"/></text:h>
        <text:p text:style-name="P175"><text:span text:style-name="Source_20_Text"><text:span text:style-name="T8">$ </text:span></text:span><text:span text:style-name="Source_20_Text"><text:span text:style-name="T9">less</text:span></text:span><text:span text:style-name="T214"> can use </text:span><text:span text:style-name="Source_20_Text"><text:span text:style-name="T11">/</text:span></text:span><text:span text:style-name="Source_20_Text"><text:span text:style-name="T12">&lt;string&gt;</text:span></text:span><text:span text:style-name="Source_20_Text"><text:span text:style-name="T11"> </text:span></text:span><text:span text:style-name="T214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185">n</text:p>
            </table:table-cell>
            <table:table-cell table:style-name="Table47.A1" office:value-type="string">
              <text:p text:style-name="P212">next match</text:p>
            </table:table-cell>
            <table:table-cell table:style-name="Table47.A1" office:value-type="string">
              <text:p text:style-name="P185">N</text:p>
            </table:table-cell>
            <table:table-cell table:style-name="Table47.D1" office:value-type="string">
              <text:p text:style-name="P212">previous match</text:p>
            </table:table-cell>
          </table:table-row>
          <table:table-row>
            <table:table-cell table:style-name="Table47.A2" office:value-type="string">
              <text:p text:style-name="P186">1G</text:p>
            </table:table-cell>
            <table:table-cell table:style-name="Table47.A2" office:value-type="string">
              <text:p text:style-name="P213">beginning</text:p>
            </table:table-cell>
            <table:table-cell table:style-name="Table47.A2" office:value-type="string">
              <text:p text:style-name="P186">G</text:p>
            </table:table-cell>
            <table:table-cell table:style-name="Table47.D2" office:value-type="string">
              <text:p text:style-name="P213">end</text:p>
            </table:table-cell>
          </table:table-row>
          <table:table-row>
            <table:table-cell table:style-name="Table47.A2" office:value-type="string">
              <text:p text:style-name="P187">9G</text:p>
            </table:table-cell>
            <table:table-cell table:style-name="Table47.A2" office:value-type="string">
              <text:p text:style-name="P215">line 9</text:p>
            </table:table-cell>
            <table:table-cell table:style-name="Table47.A2" office:value-type="string">
              <text:p text:style-name="P186"/>
            </table:table-cell>
            <table:table-cell table:style-name="Table47.D2" office:value-type="string">
              <text:p text:style-name="P213"/>
            </table:table-cell>
          </table:table-row>
        </table:table>
        <text:h text:style-name="P253" text:outline-level="2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2"> </text:span><text:span text:style-name="T47">diff</text:span><text:span text:style-name="T212"> foo.txt bar.txt</text:span></text:p>
            </table:table-cell>
          </table:table-row>
        </table:table>
        <text:h text:style-name="P249" text:outline-level="2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4">wc</text:span> sonnets.txt</text:p>
            </table:table-cell>
          </table:table-row>
        </table:table>
        <text:p text:style-name="P117"/>
        <text:h text:style-name="P267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90">$ echo "Hello"</text:span></text:span><text:span text:style-name="Source_20_Text"><text:span text:style-name="T4"> &gt;</text:span></text:span><text:span text:style-name="Source_20_Text"><text:span text:style-name="T90"> hello.txt</text:span></text:span><text:span text:style-name="Source_20_Text"><text:span text:style-name="T107"> </text:span></text:span><text:span text:style-name="Source_20_Text"><text:span text:style-name="T60">(can be created)</text:span></text:span></text:p>
        <text:p text:style-name="P119"><text:span text:style-name="T90"><text:s/></text:span><text:span text:style-name="Source_20_Text"><text:span text:style-name="T5">&gt;</text:span></text:span><text:span text:style-name="T90"> <text:s/>redirects the standard output to a file. </text:span></text:p>
        <text:p text:style-name="P119"><text:span text:style-name="Source_20_Text"><text:span text:style-name="T90">"</text:span></text:span><text:span text:style-name="Source_20_Text"><text:span text:style-name="T5">Hello</text:span></text:span><text:span text:style-name="Source_20_Text"><text:span text:style-name="T90">"</text:span></text:span><text:span text:style-name="T90"> is entered as the standard input. </text:span></text:p>
        <text:p text:style-name="Standard"><text:span text:style-name="T90">The standard output </text:span><text:span text:style-name="Source_20_Text"><text:span text:style-name="T90">"</text:span></text:span><text:span text:style-name="Source_20_Text"><text:span text:style-name="T5">Hello</text:span></text:span><text:span text:style-name="Source_20_Text"><text:span text:style-name="T90">"</text:span></text:span><text:span text:style-name="T90"> is <text:s text:c="6"/>redirected by </text:span><text:span text:style-name="Source_20_Text"><text:span text:style-name="T5">&gt;</text:span></text:span><text:span text:style-name="T90"> to the file </text:span><text:span text:style-name="Strong_20_Emphasis"><text:span text:style-name="T90">hello.txt</text:span></text:span><text:span text:style-name="T90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90">$ cat glaciers.txt &gt;&gt; rivers.txt</text:span></text:span></text:p>
        <text:p text:style-name="Standard"><text:span text:style-name="Source_20_Text"><text:span text:style-name="T16">&gt;&gt;</text:span></text:span><text:span text:style-name="T90"> takes the standard output of the command on the left and </text:span><text:span text:style-name="Emphasis"><text:span text:style-name="T90">appends</text:span></text:span><text:span text:style-name="T90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01"><text:span text:style-name="Source_20_Text"><text:span text:style-name="T90">$ cat volcanoes.txt </text:span></text:span><text:span text:style-name="Source_20_Text"><text:span text:style-name="T112"><text:s text:c="4"/></text:span></text:span><text:span text:style-name="Source_20_Text"><text:span text:style-name="T90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0">|</text:span></text:span><text:span text:style-name="T90"> takes the standard output of the command on the left, and </text:span><text:span text:style-name="Emphasis"><text:span text:style-name="T90">pipes</text:span></text:span><text:span text:style-name="T90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90">sort lakes.txt</text:span></text:span></text:p>
        <text:p text:style-name="Standard"><text:span text:style-name="Source_20_Text"><text:span text:style-name="T90">sort</text:span></text:span><text:span text:style-name="T90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90">$ uniq deserts.txt</text:span></text:span></text:p>
        <text:p text:style-name="P116">filters out adjacent, duplicate lines in a file</text:p>
        <text:h text:style-name="P231" text:outline-level="1"/>
        <text:h text:style-name="P236" text:outline-level="1"><text:bookmark-start text:name="__RefHeading___Toc11536_3461777943"/>GREP<text:bookmark-end text:name="__RefHeading___Toc11536_3461777943"/></text:h>
        <text:p text:style-name="P131"><text:span text:style-name="T90">stands for </text:span><text:span text:style-name="T116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04">$ <text:span text:style-name="T44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0">rose</text:span> looks fair, but fairer we </text:p>
              <text:p text:style-name="Preformatted_20_Text">Die to themselves. Sweet <text:span text:style-name="T49">roses</text:span> do </text:p>
            </table:table-cell>
          </table:table-row>
        </table:table>
        <text:p text:style-name="P128"><text:span text:style-name="T116"><text:s/></text:span><text:span text:style-name="T90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05">-i</text:p>
            </table:table-cell>
            <table:table-cell table:style-name="Table49.B1" office:value-type="string">
              <text:p text:style-name="P214">case insensitive</text:p>
            </table:table-cell>
            <table:table-cell table:style-name="Table49.C1" table:number-rows-spanned="3" office:value-type="string">
              <text:p text:style-name="P176"><text:span text:style-name="Source_20_Text"><text:span text:style-name="T4">$ </text:span></text:span><text:span text:style-name="Source_20_Text"><text:span text:style-name="T6">grep -Rl wtf </text:span></text:span><text:span text:style-name="T90">searches the dir for the string "</text:span><text:span text:style-name="T95">wtf</text:span><text:span text:style-name="T90">" and outputs filenames </text:span></text:p>
            </table:table-cell>
          </table:table-row>
          <table:table-row>
            <table:table-cell table:style-name="Table49.A2" office:value-type="string">
              <text:p text:style-name="P105">-R</text:p>
            </table:table-cell>
            <table:table-cell table:style-name="Table49.B2" office:value-type="string">
              <text:p text:style-name="P214">recursive</text:p>
            </table:table-cell>
            <table:covered-table-cell/>
          </table:table-row>
          <table:table-row>
            <table:table-cell table:style-name="Table49.A2" office:value-type="string">
              <text:p text:style-name="P105">-l</text:p>
            </table:table-cell>
            <table:table-cell table:style-name="Table49.B3" office:value-type="string">
              <text:p text:style-name="P214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177"><text:span text:style-name="T113">list </text:span><text:span text:style-name="T90">only .</text:span><text:span text:style-name="T114">csv files:</text:span></text:p>
            </table:table-cell>
            <table:covered-table-cell/>
            <table:table-cell table:style-name="Table49.C4" office:value-type="string">
              <text:p text:style-name="P218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06">$ ls ~/Downloads | grep '\.csv'</text:p>
            </table:table-cell>
            <table:covered-table-cell/>
            <table:covered-table-cell/>
          </table:table-row>
        </table:table>
        <text:h text:style-name="P323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17">$ </text:span>grep <text:span text:style-name="T44">'</text:span>pattern1<text:span text:style-name="T44">\|</text:span>pattern2<text:span text:style-name="T44">'</text:span> filename</text:p>
            </table:table-cell>
          </table:table-row>
        </table:table>
        <text:p text:style-name="P132"/>
        <text:h text:style-name="P232" text:outline-level="1"><text:bookmark-start text:name="__RefHeading___Toc5624_428051376"/>stdin<text:bookmark-end text:name="__RefHeading___Toc5624_428051376"/></text:h>
        <text:p text:style-name="P126"><text:span text:style-name="Emphasis"><text:span text:style-name="T90">standard input</text:span></text:span><text:span text:style-name="T90">, </text:span><text:span text:style-name="Source_20_Text"><text:span text:style-name="T31">stdin</text:span></text:span><text:span text:style-name="T90">, is info inputted into the terminal through the keyboard or input device. </text:span></text:p>
        <text:p text:style-name="P127"><text:span text:style-name="Emphasis"><text:span text:style-name="T90">standard output</text:span></text:span><text:span text:style-name="T90">, </text:span><text:span text:style-name="Source_20_Text"><text:span text:style-name="T31">stdout</text:span></text:span><text:span text:style-name="T90">, is the information outputted after a process is run. </text:span></text:p>
        <text:p text:style-name="P115"><text:span text:style-name="Emphasis">standard error</text:span><text:span text:style-name="Source_20_Text">, </text:span><text:span text:style-name="Source_20_Text"><text:span text:style-name="T26">stderr</text:span></text:span><text:span text:style-name="Source_20_Text">, is an error message outputted by a failed process. </text:span></text:p>
        <text:h text:style-name="P324" text:outline-level="4"><text:bookmark-start text:name="__RefHeading___Toc2214_1677407077"/>stream editor<text:bookmark-end text:name="__RefHeading___Toc2214_1677407077"/></text:h>
        <text:p text:style-name="P123"><text:span text:style-name="T90">It accepts standard input and modifies it based on an </text:span><text:span text:style-name="Emphasis"><text:span text:style-name="T90">expression</text:span></text:span><text:span text:style-name="T90">, before displaying it as output data. It is similar to "find and replace". </text:span></text:p>
        <text:p text:style-name="P136"><text:span text:style-name="Source_20_Text"><text:span text:style-name="T90">$ sed 's/snow/rain/</text:span></text:span><text:span text:style-name="Source_20_Text"><text:span text:style-name="T96">g</text:span></text:span><text:span text:style-name="Source_20_Text"><text:span text:style-name="T90">' forests.txt</text:span></text:span></text:p>
        <text:p text:style-name="P135"><text:span text:style-name="Source_20_Text"><text:span text:style-name="T4">s:</text:span></text:span><text:span text:style-name="T90"> <text:tab/>stands for "substitution". it is </text:span><text:span text:style-name="Emphasis"><text:span text:style-name="T90">always</text:span></text:span><text:span text:style-name="T90"> <text:tab/>used when using </text:span><text:span text:style-name="Source_20_Text"><text:span text:style-name="T4">sed</text:span></text:span><text:span text:style-name="T90"> for substitution. </text:span></text:p>
        <text:p text:style-name="P135"><text:span text:style-name="Source_20_Text"><text:span text:style-name="T7">s</text:span></text:span><text:span text:style-name="Source_20_Text"><text:span text:style-name="T4">now</text:span></text:span><text:span text:style-name="T90">:<text:tab/>the search string, the text to find. </text:span></text:p>
        <text:p text:style-name="P124"><text:span text:style-name="Source_20_Text"><text:span text:style-name="T7">r</text:span></text:span><text:span text:style-name="Source_20_Text"><text:span text:style-name="T4">ain</text:span></text:span><text:span text:style-name="T90">:<text:tab/>the replacement string</text:span></text:p>
        <text:p text:style-name="P124"><text:span text:style-name="T90">In this case, </text:span><text:span text:style-name="Source_20_Text"><text:span text:style-name="T4">sed</text:span></text:span><text:span text:style-name="T90"> searches </text:span><text:span text:style-name="Strong_20_Emphasis"><text:span text:style-name="T90">forests.txt</text:span></text:span><text:span text:style-name="T90"> for the </text:span><text:soft-page-break/><text:span text:style-name="T90">word "snow" and replaces it with "rain." Importantly, the above command will only replace the first instance of "snow" on a line. </text:span></text:p>
        <text:p text:style-name="P124"><text:span text:style-name="T90">the </text:span><text:span text:style-name="Source_20_Text"><text:span text:style-name="T4">g e</text:span></text:span><text:span text:style-name="T90">xpression, meaning "global". </text:span></text:p>
        <text:p text:style-name="P113">All instances of "snow" on a line will be turned to "rain".</text:p>
        <text:h text:style-name="P233" text:outline-level="1"/>
        <text:h text:style-name="P24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97">t</text:span><text:span text:style-name="T90">erminal names</text:span><text:bookmark-end text:name="__RefHeading___Toc3662_382694965"/></text:h>
        <text:p text:style-name="Standard"><text:span text:style-name="T90">Most default applications will have a </text:span><text:span text:style-name="Source_20_Text"><text:span text:style-name="T4">.desktop</text:span></text:span><text:span text:style-name="T90"> file located in</text:span></text:p>
        <text:p text:style-name="Preformatted_20_Text"><text:span text:style-name="T90"><text:s/></text:span><text:span text:style-name="Source_20_Text"><text:span text:style-name="T90">/usr/share/applications</text:span></text:span><text:span text:style-name="T90"> </text:span></text:p>
        <text:h text:style-name="Heading_20_3" text:outline-level="3"><text:bookmark-start text:name="__RefHeading___Toc10157_72527309"/><text:span text:style-name="T152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6">sudo <text:span text:style-name="T44">dpkg</text:span> <text:span text:style-name="T44">-L</text:span> adobe-flashplugin</text:p>
            </table:table-cell>
            <table:table-cell table:style-name="Table16.B1" office:value-type="string">
              <text:p text:style-name="P37"><text:span text:style-name="T153">(</text:span>-<text:span text:style-name="T153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42">So, if you have a .deb file </text:p>
        <text:p text:style-name="P139"><text:span text:style-name="T53">1. y</text:span><text:span text:style-name="T51">o</text:span>u can <text:span text:style-name="T51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4">sudo dpkg -i /path/to/.deb</text:span> </text:p>
            </table:table-cell>
            <table:table-cell table:style-name="Table17.B1" office:value-type="string">
              <text:p text:style-name="P179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8">sudo apt-get install -f</text:span><text:span text:style-name="T44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46"><text:span text:style-name="T101">2. </text:span><text:span text:style-name="T90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47">apt-get install package_name</text:p>
            </table:table-cell>
          </table:table-row>
        </table:table>
        <text:p text:style-name="P14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37"><text:span text:style-name="T89">3. or i</text:span>nstall gdebi and open your <text:span text:style-name="T26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87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80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50" text:outline-level="2"><text:bookmark-start text:name="__RefHeading___Toc11636_2453026979"/>add ppa clever-way<text:bookmark-end text:name="__RefHeading___Toc11636_2453026979"/></text:h>
        <text:p text:style-name="Preformatted_20_Text"><text:span text:style-name="T111">$ </text:span><text:span text:style-name="Source_20_Text"><text:span text:style-name="T90">sudo add-apt-repository ppa:</text:span></text:span><text:span text:style-name="Source_20_Text"><text:span text:style-name="T111">BLABLAB</text:span></text:span></text:p>
        <text:h text:style-name="P245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0">sudo add-apt-repository --remove ppa:whatever/ppa</text:span></text:span></text:p>
        <text:p text:style-name="Standard">or</text:p>
        <text:p text:style-name="Preformatted_20_Text"><text:span text:style-name="Source_20_Text"><text:span text:style-name="T90">sudo apt-get install ppa-purge</text:span></text:span></text:p>
        <text:p text:style-name="Preformatted_20_Text"><text:span text:style-name="Source_20_Text"><text:span text:style-name="T90">sudo ppa-purge ppa_name</text:span></text:span></text:p>
        <text:p text:style-name="Preformatted_20_Text"><text:span text:style-name="Source_20_Text"><text:span text:style-name="T90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44">Give execute permission to your script:</text:p>
        <text:p text:style-name="P35"><text:span text:style-name="Source_20_Text"><text:span text:style-name="T44">chmod +x </text:span></text:span><text:span text:style-name="Source_20_Text">/path/to/yourscript.sh</text:span></text:p>
        <text:p text:style-name="P144">And to run your script:</text:p>
        <text:p text:style-name="P35"><text:span text:style-name="Source_20_Text">/path/to/yourscript.sh</text:span></text:p>
        <text:p text:style-name="Standard"><text:span text:style-name="Source_20_Text"><text:span text:style-name="T59">Since . refers to the current directory: if </text:span></text:span><text:soft-page-break/><text:span text:style-name="Source_20_Text"><text:span text:style-name="T4">yourscript.sh</text:span></text:span><text:span text:style-name="Source_20_Text"><text:span text:style-name="T61"> </text:span></text:span><text:span text:style-name="Source_20_Text"><text:span text:style-name="T59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67" text:outline-level="2"><text:bookmark-start text:name="__RefHeading___Toc869_553901057"/>Install updates<text:bookmark-end text:name="__RefHeading___Toc869_553901057"/></text:h>
        <text:p text:style-name="P38"><text:span text:style-name="Source_20_Text"><text:span text:style-name="T121">$ </text:span></text:span><text:span text:style-name="Source_20_Text"><text:span text:style-name="T124">sudo apt-get </text:span></text:span><text:span text:style-name="Source_20_Text"><text:span text:style-name="T116">update</text:span></text:span><text:span text:style-name="Source_20_Text"><text:span text:style-name="T90"> <text:s text:c="7"/></text:span></text:span></text:p>
        <text:p text:style-name="P143"># Fetches the list of available updat<text:span text:style-name="T81">es</text:span></text:p>
        <text:p text:style-name="P38"><text:span text:style-name="Source_20_Text"><text:span text:style-name="T121">$ </text:span></text:span><text:span text:style-name="Source_20_Text"><text:span text:style-name="T124">sudo apt-get</text:span></text:span><text:span text:style-name="Source_20_Text"><text:span text:style-name="T116"> upgrade</text:span></text:span><text:span text:style-name="Source_20_Text"><text:span text:style-name="T90"> <text:s text:c="6"/></text:span></text:span></text:p>
        <text:p text:style-name="P143"># Strictly upgrades the current pack<text:span text:style-name="T81">age</text:span>s</text:p>
        <text:p text:style-name="P11"><text:span text:style-name="T46">$ </text:span><text:span text:style-name="T51">sudo apt-get</text:span><text:span text:style-name="T44"> dist-upgrade</text:span> <text:s/></text:p>
        <text:p text:style-name="P143"># Installs <text:span text:style-name="T128">system </text:span>updates (new ones)</text:p>
        <text:p text:style-name="P299">$ sudo apt-get <text:span text:style-name="T48">install --only-upgrade</text:span></text:p>
        <text:p text:style-name="P225"><text:span text:style-name="T79">#</text:span><text:span text:style-name="T80"> Only upgrade THAT app<text:tab/><text:tab/></text:span><text:span text:style-name="T233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90">sudo apt-get update | grep "Failed"</text:span></text:span></text:p>
        <text:p text:style-name="P10"><text:span text:style-name="Source_20_Text"><text:span text:style-name="T90">sudo add-apt-repository --remove ppa:{failing ppa}</text:span></text:span></text:p>
        <text:p text:style-name="P10"><text:span text:style-name="Source_20_Text"><text:span text:style-name="T90"/></text:span></text:p>
        <text:p text:style-name="P10"><text:span text:style-name="Source_20_Text"><text:span text:style-name="T90">sudo add-apt-repository --remove ppa:upubuntu-com/web</text:span></text:span></text:p>
        <text:h text:style-name="P23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14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51"><text:span text:style-name="T40">l</text:span>i<text:span text:style-name="T40">s</text:span>t <text:span text:style-name="T40">bl</text:span>oc<text:span text:style-name="T40">k</text:span> <text:span text:style-name="T40">d</text:span>evices<text:span text:style-name="T165"> (</text:span><text:span text:style-name="T41">lsblk</text:span><text:span text:style-name="T165">)</text:span></text:p>
        <text:h text:style-name="P254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8">$ du -hs<text:span text:style-name="T197">c</text:span> /path/to/directory<text:span text:style-name="T198"> </text:span><text:span text:style-name="T62">(or *)</text:span></text:p>
            </table:table-cell>
          </table:table-row>
        </table:table>
        <text:p text:style-name="P129"><text:bookmark text:name="__DdeLink__2969_1794844841"/>-h is to get the numbers "human readable", e.g. get 140M instead of 143260 (size in KBytes)</text:p>
        <text:p text:style-name="P121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82">a </text:span><text:span text:style-name="T83">/</text:span>dev<text:span text:style-name="T83">/</text:span>sd<text:span text:style-name="T82">d1</text:span></text:p>
        <text:p text:style-name="P19"><text:span text:style-name="T84">-</text:span><text:span text:style-name="T85">a </text:span>auto repair <text:span text:style-name="T82">(-y also)</text:span></text:p>
        <text:p text:style-name="P141"><text:span text:style-name="T26">gparted</text:span> <text:span text:style-name="T86">is the</text:span> GUI</text:p>
        <text:h text:style-name="P242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82">sudo <text:span text:style-name="T44">mount</text:span> <text:span text:style-name="T44">dev/ssd1</text:span></text:p>
              <text:p text:style-name="P182">/media/under9000/500gb\ piccol\ disk/</text:p>
            </table:table-cell>
            <table:table-cell table:style-name="Table31.B1" office:value-type="string">
              <text:p text:style-name="P182"><text:span text:style-name="T166">select</text:span> disk</text:p>
              <text:p text:style-name="P182"/>
              <text:p text:style-name="P18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4">umount</text:span> /home/user/external<text:span text:style-name="T167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4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44">man</text:span></text:span><text:span text:style-name="Source_20_Text"> l</text:span><text:span text:style-name="Source_20_Text"><text:span text:style-name="T144">s</text:span></text:span></text:p>
            </table:table-cell>
          </table:table-row>
        </table:table>
        <text:p text:style-name="P125"><text:span text:style-name="Source_20_Text"><text:span text:style-name="T58">to get </text:span></text:span><text:span text:style-name="Source_20_Text"><text:span text:style-name="T6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5"><text:span text:style-name="Source_20_Text"><text:span text:style-name="T119">s</text:span></text:span><text:span text:style-name="Source_20_Text"><text:span text:style-name="T118">ystemctl poweroff </text:span></text:span><text:span text:style-name="Source_20_Text"><text:span text:style-name="T141">(or</text:span></text:span><text:span text:style-name="Source_20_Text"><text:span text:style-name="T140"> reboot, </text:span></text:span><text:span text:style-name="Source_20_Text"><text:span text:style-name="T141">or </text:span></text:span><text:span text:style-name="Source_20_Text"><text:span text:style-name="T140">suspend</text:span></text:span><text:span text:style-name="Source_20_Text"><text:span text:style-name="T141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58">Top displays a list of processes, with the ones using the most CPU at the top.</text:span></text:span></text:p>
        <text:p text:style-name="Standard"><text:span text:style-name="Strong_20_Emphasis"><text:span text:style-name="T42">htop</text:span></text:span><text:span text:style-name="Source_20_Text"><text:span text:style-name="T75"> is an improved </text:span></text:span><text:span text:style-name="Source_20_Text"><text:span text:style-name="T18">top</text:span></text:span><text:span text:style-name="Source_20_Text"><text:span text:style-name="T75"> </text:span></text:span><text:span text:style-name="Source_20_Text"><text:span text:style-name="T7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8"><text:span text:style-name="Source_20_Text"><text:span text:style-name="T45">ps</text:span></text:span><text:span text:style-name="Source_20_Text"><text:span text:style-name="T157"> -A | grep firefox </text:span></text:span><text:span text:style-name="Source_20_Text"><text:span text:style-name="T68">lists running processes</text:span></text:span></text:p>
        <text:p text:style-name="Standard"><text:span text:style-name="T29">pstree</text:span><text:span text:style-name="T25"> -A | grep firefox</text:span> <text:span text:style-name="T69">with</text:span><text:span text:style-name="T70"> a nice tree</text:span></text:p>
        <text:p text:style-name="P28"><text:span text:style-name="T150">p</text:span>s <text:span text:style-name="T44">aux</text:span> | grep spring</text:p>
        <text:p text:style-name="Text_20_body"><text:span text:style-name="Source_20_Text"><text:span text:style-name="T22">a</text:span></text:span> <text:span text:style-name="T208">-</text:span> show processes for all users<text:line-break/><text:span text:style-name="Source_20_Text"><text:span text:style-name="T22">u</text:span></text:span> <text:span text:style-name="T208">-</text:span> display the process's user/owner<text:line-break/><text:span text:style-name="Source_20_Text"><text:span text:style-name="T22">x</text:span></text:span> <text:span text:style-name="T208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1">a</text:span></text:span><text:span text:style-name="Source_20_Text"><text:span text:style-name="T7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71"><text:span text:style-name="T151">to </text:span>kill a process, given its <text:span text:style-name="T44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4"><text:span text:style-name="T56">$ </text:span><text:span text:style-name="T207">kill </text:span><text:span text:style-name="T5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9"><text:span text:style-name="T44">pkill</text:span> firefox</text:p>
            </table:table-cell>
            <table:table-cell table:style-name="Table23.B1" office:value-type="string">
              <text:p text:style-name="P49"><text:span text:style-name="T44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58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0"><text:span text:style-name="Source_20_Text"><text:span text:style-name="T127">$ </text:span></text:span><text:span text:style-name="Source_20_Text"><text:span text:style-name="T126">gedit</text:span></text:span><text:span text:style-name="Source_20_Text"><text:span text:style-name="T120"> &amp; disown</text:span></text:span></text:p>
            </table:table-cell>
            <table:covered-table-cell/>
            <table:table-cell table:style-name="Table24.C1" office:value-type="string">
              <text:p text:style-name="P149"/>
            </table:table-cell>
          </table:table-row>
          <table:table-row>
            <table:table-cell table:style-name="Table24.A5" table:number-columns-spanned="3" office:value-type="string">
              <text:p text:style-name="P150"><text:span text:style-name="T158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50">Another option is to <text:span text:style-name="T160">launch the task in the </text:span>backgrnd, by placing an <text:span text:style-name="Source_20_Text"><text:span text:style-name="T159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0">$ gedit <text:span text:style-name="T44">&amp;</text:span></text:p>
            </table:table-cell>
            <table:table-cell table:style-name="Table24.B4" table:number-columns-spanned="2" office:value-type="string">
              <text:p text:style-name="P50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5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0"><text:span text:style-name="Source_20_Text">ls /home &gt; dir.file </text:span><text:span text:style-name="Source_20_Text"><text:span text:style-name="T44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0"/>
        <text:h text:style-name="Heading_20_1" text:outline-level="1"><text:bookmark-start text:name="__RefHeading___Toc809_1365304481"/><text:span text:style-name="T100">A</text:span><text:span text:style-name="T90">rchives</text:span><text:bookmark-end text:name="__RefHeading___Toc809_1365304481"/></text:h>
        <text:h text:style-name="P245" text:outline-level="2"><text:bookmark-start text:name="__RefHeading___Toc811_1365304481"/>TAR<text:bookmark-end text:name="__RefHeading___Toc811_1365304481"/></text:h>
        <text:p text:style-name="P110">"<text:span text:style-name="T43">tar</text:span>" stands for <text:span text:style-name="T78">tape archive</text:span>.</text:p>
        <text:p text:style-name="P12">tar [-] <text:span text:style-name="T44">A</text:span> --catenate --concatenate |</text:p>
        <text:p text:style-name="P12"><text:s text:c="8"/><text:span text:style-name="T44">c</text:span> --create | </text:p>
        <text:p text:style-name="P12"><text:s text:c="8"/><text:span text:style-name="T44">d</text:span> --diff --compare | </text:p>
        <text:p text:style-name="P12"><text:s text:c="10"/>--delete | <text:span text:style-name="T44">r</text:span> --append | </text:p>
        <text:p text:style-name="P12"><text:s text:c="8"/><text:span text:style-name="T44">t</text:span> --list <text:s text:c="2"/>| <text:s text:c="2"/>--test-label | </text:p>
        <text:p text:style-name="P12"><text:s text:c="8"/><text:span text:style-name="T44">u</text:span> --update | <text:span text:style-name="T44">x</text:span> --extract </text:p>
        <text:p text:style-name="P12"><text:s text:c="7"/>--get [<text:span text:style-name="T78">options</text:span>] [<text:span text:style-name="T78">pathname</text:span> ...]</text:p>
        <text:p text:style-name="Text_20_body"><text:span text:style-name="T90">The first </text:span><text:a xlink:type="simple" xlink:href="http://www.computerhope.com/jargon/a/argument.htm" text:style-name="Internet_20_link" text:visited-style-name="Visited_20_Internet_20_Link"><text:span text:style-name="T90">argument</text:span></text:a><text:span text:style-name="T90"> to </text:span><text:span text:style-name="T122">tar</text:span><text:span text:style-name="T90"> should be a </text:span><text:span text:style-name="T123">function</text:span><text:span text:style-name="T90"> specification: either one of the letters </text:span><text:span text:style-name="T122">A</text:span><text:span text:style-name="T90">, </text:span><text:span text:style-name="T122">c</text:span><text:span text:style-name="T90">, </text:span><text:span text:style-name="T122">d</text:span><text:span text:style-name="T90">, </text:span><text:span text:style-name="T122">r</text:span><text:span text:style-name="T90">, </text:span><text:span text:style-name="T122">t</text:span><text:span text:style-name="T90">, </text:span><text:span text:style-name="T122">u</text:span><text:span text:style-name="T90">, or </text:span><text:span text:style-name="T122">x</text:span><text:span text:style-name="T90">, or one of the long function names. A function letter does not need to be prefixed with a dash ("</text:span><text:span text:style-name="T122">-</text:span><text:span text:style-name="T90">"), and may be combined with other single-letter options. A long function name must be prefixed with a double dash ("</text:span><text:span text:style-name="T122">--</text:span><text:span text:style-name="T90">"). Some options take a </text:span><text:a xlink:type="simple" xlink:href="http://www.computerhope.com/jargon/p/paramete.htm" text:style-name="Internet_20_link" text:visited-style-name="Visited_20_Internet_20_Link"><text:span text:style-name="T90">parameter</text:span></text:a><text:span text:style-name="T90">; with the single-letter form these must be given as separate arguments. With the long form, they may be given by appending "</text:span><text:span text:style-name="T122">=</text:span><text:span text:style-name="T123">value</text:span><text:span text:style-name="T90">" to the option.</text:span></text:p>
        <text:p text:style-name="P110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1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18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8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45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90">unzip file.zip -d destination_folder</text:span></text:span></text:p>
        <text:h text:style-name="P237" text:outline-level="1"><text:bookmark-start text:name="__RefHeading___Toc2079_451784513"/><text:soft-page-break/><text:span text:style-name="Source_20_Text"><text:span text:style-name="T143">personalize bash</text:span></text:span><text:bookmark-end text:name="__RefHeading___Toc2079_451784513"/></text:h>
        <text:p text:style-name="P45"><text:span text:style-name="Source_20_Text">~/.bashrc</text:span></text:p>
        <text:h text:style-name="P243" text:outline-level="3"><text:bookmark-start text:name="__RefHeading___Toc2002_451784513"/><text:span text:style-name="Source_20_Text">autocompletion</text:span><text:bookmark-end text:name="__RefHeading___Toc2002_451784513"/></text:h>
        <text:p text:style-name="P145"><text:span text:style-name="Source_20_Text"><text:span text:style-name="T58">To enable smart completion, </text:span></text:span><text:span text:style-name="Source_20_Text"><text:span text:style-name="T64">in</text:span></text:span></text:p>
        <text:p text:style-name="P45"><text:span text:style-name="Source_20_Text">/etc/bash.bashrc </text:span></text:p>
        <text:p text:style-name="P145"><text:span text:style-name="Source_20_Text"><text:span text:style-name="T5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5"><text:span text:style-name="Source_20_Text"><text:span text:style-name="T134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55" text:outline-level="2"><text:bookmark-start text:name="__RefHeading___Toc2004_451784513"/><text:span text:style-name="Source_20_Text">color</text:span><text:span text:style-name="Source_20_Text"><text:span text:style-name="T146">s</text:span></text:span><text:span text:style-name="Source_20_Text"> meaning</text:span><text:bookmark-end text:name="__RefHeading___Toc2004_451784513"/></text:h>
        <text:p text:style-name="P45"><text:span text:style-name="Source_20_Text"><text:span text:style-name="T14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5"><text:span text:style-name="Source_20_Text"><text:span text:style-name="T147">{ <text:s text:c="5"/></text:span></text:span></text:p>
        <text:p text:style-name="P45"><text:span text:style-name="Source_20_Text"><text:span text:style-name="T147"><text:s text:c="2"/>IFS=: <text:s text:c="4"/></text:span></text:span></text:p>
        <text:p text:style-name="P45"><text:span text:style-name="Source_20_Text"><text:span text:style-name="T147"><text:s text:c="2"/>for i in $LS_COLORS <text:s text:c="4"/></text:span></text:span></text:p>
        <text:p text:style-name="P45"><text:span text:style-name="Source_20_Text"><text:span text:style-name="T147"><text:s text:c="2"/>do <text:s text:c="7"/></text:span></text:span></text:p>
        <text:p text:style-name="P45"><text:span text:style-name="Source_20_Text"><text:span text:style-name="T147"><text:s text:c="4"/>echo -e "\e[${i#*=}m$( x=${i%=*}; [ "${!x}" ] &amp;&amp; echo "${!x}" || echo "$x" )\e[m" </text:span></text:span></text:p>
        <text:p text:style-name="P96"><text:span text:style-name="Source_20_Text"><text:span text:style-name="T147"><text:s text:c="2"/>done</text:span></text:span><text:span text:style-name="Source_20_Text"><text:span text:style-name="T148">}</text:span></text:span></text:p>
        <text:h text:style-name="P256" text:outline-level="2"><text:bookmark-start text:name="__RefHeading___Toc11638_2453026979"/><text:span text:style-name="Source_20_Text">pvo </text:span><text:span text:style-name="Source_20_Text"><text:span text:style-name="T210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97">source ~/.bash_git</text:p>
              <text:p text:style-name="P97"/>
              <text:p text:style-name="P97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30" text:outline-level="1"><text:span text:style-name="Source_20_Text"/></text:h>
        <text:h text:style-name="P238" text:outline-level="1"><text:bookmark-start text:name="__RefHeading___Toc5626_428051376"/><text:span text:style-name="Source_20_Text">specific apps</text:span><text:bookmark-end text:name="__RefHeading___Toc5626_428051376"/></text:h>
        <text:h text:style-name="P257" text:outline-level="2"><text:bookmark-start text:name="__RefHeading___Toc44535_1435368569"/><text:span text:style-name="Source_20_Text"><text:span text:style-name="T171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8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90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258" text:outline-level="2"><text:bookmark-start text:name="__RefHeading___Toc2935_3392871848"/><text:span text:style-name="Source_20_Text"><text:span text:style-name="T193">Libre Office</text:span></text:span><text:bookmark-end text:name="__RefHeading___Toc2935_3392871848"/></text:h>
        <text:h text:style-name="P244" text:outline-level="3"><text:bookmark-start text:name="__RefHeading___Toc2937_3392871848"/><text:span text:style-name="Source_20_Text"><text:span text:style-name="T194">white icons:</text:span></text:span><text:bookmark-end text:name="__RefHeading___Toc2937_3392871848"/></text:h>
        <text:p text:style-name="P89"><text:span text:style-name="Source_20_Text"><text:span text:style-name="T194">sudo cp images_sifr.zip /usr/share/libreoffice/share/config/images_sifr.zip</text:span></text:span></text:p>
        <text:h text:style-name="P259" text:outline-level="2"><text:bookmark-start text:name="__RefHeading___Toc10904_151467102"/><text:span text:style-name="Source_20_Text"><text:span text:style-name="T205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05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0">pgdown/up</text:p>
            </table:table-cell>
          </table:table-row>
          <table:table-row>
            <table:table-cell table:style-name="Table37.A6" office:value-type="string">
              <text:p text:style-name="P206">split terminals h<text:span text:style-name="T206">O</text:span>riz</text:p>
            </table:table-cell>
            <table:table-cell table:style-name="Table37.B2" office:value-type="string">
              <text:p text:style-name="P91">C + S</text:p>
            </table:table-cell>
            <table:table-cell table:style-name="Table37.C2" office:value-type="string">
              <text:p text:style-name="P91">O</text:p>
            </table:table-cell>
          </table:table-row>
          <table:table-row>
            <table:table-cell table:style-name="Table37.A6" office:value-type="string">
              <text:p text:style-name="P206">split terminals v<text:span text:style-name="T206">E</text:span>rt</text:p>
            </table:table-cell>
            <table:table-cell table:style-name="Table37.B2" office:value-type="string">
              <text:p text:style-name="P91">C + S</text:p>
            </table:table-cell>
            <table:table-cell table:style-name="Table37.C2" office:value-type="string">
              <text:p text:style-name="P91">E</text:p>
            </table:table-cell>
          </table:table-row>
          <table:table-row>
            <table:table-cell table:style-name="Table37.A6" office:value-type="string">
              <text:p text:style-name="P207">move between termin</text:p>
            </table:table-cell>
            <table:table-cell table:style-name="Table37.B2" office:value-type="string">
              <text:p text:style-name="P92">ALT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209">resize terminals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208">toggle one/many term</text:p>
            </table:table-cell>
            <table:table-cell table:style-name="Table37.B2" office:value-type="string">
              <text:p text:style-name="P93">C + S</text:p>
            </table:table-cell>
            <table:table-cell table:style-name="Table37.C2" office:value-type="string">
              <text:p text:style-name="P93">X</text:p>
            </table:table-cell>
          </table:table-row>
          <table:table-row>
            <table:table-cell table:style-name="Table37.A7" office:value-type="string">
              <text:p text:style-name="P210">close current terminal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W</text:p>
            </table:table-cell>
          </table:table-row>
          <table:table-row>
            <table:table-cell table:style-name="Table37.A8" office:value-type="string">
              <text:p text:style-name="P207">exit</text:p>
            </table:table-cell>
            <table:table-cell table:style-name="Table37.B2" office:value-type="string">
              <text:p text:style-name="P92">C + S</text:p>
            </table:table-cell>
            <table:table-cell table:style-name="Table37.C2" office:value-type="string">
              <text:p text:style-name="P92">Q</text:p>
            </table:table-cell>
          </table:table-row>
        </table:table>
        <text:h text:style-name="P260" text:outline-level="2"><text:bookmark-start text:name="__RefHeading___Toc11897_1362329892"/><text:span text:style-name="Source_20_Text"><text:span text:style-name="T220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0">ESC:q!</text:p>
            </table:table-cell>
            <table:covered-table-cell/>
            <table:table-cell table:style-name="Table53.C1" table:number-columns-spanned="4" office:value-type="string">
              <text:p text:style-name="P301"><text:span text:style-name="T219">BLOODY QUIT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53.A2" table:number-columns-spanned="2" office:value-type="string">
              <text:p text:style-name="P268"/>
            </table:table-cell>
            <table:covered-table-cell/>
            <table:table-cell table:style-name="Table53.C2" table:number-columns-spanned="4" office:value-type="string">
              <text:p text:style-name="P302"/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270">i</text:p>
            </table:table-cell>
            <table:table-cell table:style-name="Table53.A2" table:number-columns-spanned="3" office:value-type="string">
              <text:p text:style-name="P302">insert mode</text:p>
            </table:table-cell>
            <table:covered-table-cell/>
            <table:covered-table-cell/>
            <table:table-cell table:style-name="Table53.A2" office:value-type="string">
              <text:p text:style-name="P271">ESC</text:p>
            </table:table-cell>
            <table:table-cell table:style-name="Table53.F3" office:value-type="string">
              <text:p text:style-name="P303">normal mode</text:p>
            </table:table-cell>
          </table:table-row>
          <table:table-row>
            <table:table-cell table:style-name="Table53.A2" office:value-type="string">
              <text:p text:style-name="P271">0</text:p>
            </table:table-cell>
            <table:table-cell table:style-name="Table53.A2" table:number-columns-spanned="3" office:value-type="string">
              <text:p text:style-name="P303"><text:span text:style-name="T221">line </text:span>beginning</text:p>
            </table:table-cell>
            <table:covered-table-cell/>
            <table:covered-table-cell/>
            <table:table-cell table:style-name="Table53.A2" office:value-type="string">
              <text:p text:style-name="P271">$</text:p>
            </table:table-cell>
            <table:table-cell table:style-name="Table53.F3" office:value-type="string">
              <text:p text:style-name="P303">end<text:span text:style-name="T221"> of line</text:span></text:p>
            </table:table-cell>
          </table:table-row>
          <table:table-row>
            <table:table-cell table:style-name="Table53.A2" office:value-type="string">
              <text:p text:style-name="P272">:w</text:p>
            </table:table-cell>
            <table:table-cell table:style-name="Table53.A2" table:number-columns-spanned="3" office:value-type="string">
              <text:p text:style-name="P304">write<text:span text:style-name="T222"> (save)</text:span></text:p>
            </table:table-cell>
            <table:covered-table-cell/>
            <table:covered-table-cell/>
            <table:table-cell table:style-name="Table53.A2" office:value-type="string">
              <text:p text:style-name="P273">x</text:p>
            </table:table-cell>
            <table:table-cell table:style-name="Table53.F3" office:value-type="string">
              <text:p text:style-name="P305">delete letter</text:p>
            </table:table-cell>
          </table:table-row>
          <table:table-row>
            <table:table-cell table:style-name="Table53.A2" office:value-type="string">
              <text:p text:style-name="P275">p</text:p>
            </table:table-cell>
            <table:table-cell table:style-name="Table53.A2" table:number-columns-spanned="3" office:value-type="string">
              <text:p text:style-name="P307">p<text:span text:style-name="T223">aste deletion</text:span></text:p>
            </table:table-cell>
            <table:covered-table-cell/>
            <table:covered-table-cell/>
            <table:table-cell table:style-name="Table53.A2" office:value-type="string">
              <text:p text:style-name="P274">dd</text:p>
            </table:table-cell>
            <table:table-cell table:style-name="Table53.F3" office:value-type="string">
              <text:p text:style-name="P306">delete line</text:p>
            </table:table-cell>
          </table:table-row>
          <table:table-row>
            <table:table-cell table:style-name="Table53.A2" table:number-columns-spanned="3" office:value-type="string">
              <text:p text:style-name="P276">ctrl+ F</text:p>
            </table:table-cell>
            <table:covered-table-cell/>
            <table:covered-table-cell/>
            <table:table-cell table:style-name="Table53.A2" office:value-type="string">
              <text:p text:style-name="P308">next page</text:p>
            </table:table-cell>
            <table:table-cell table:style-name="Table53.A2" office:value-type="string">
              <text:p text:style-name="P277"><text:span text:style-name="T51">xx</text:span>G</text:p>
            </table:table-cell>
            <table:table-cell table:style-name="Table53.F3" office:value-type="string">
              <text:p text:style-name="P309">go to line xx</text:p>
            </table:table-cell>
          </table:table-row>
          <table:table-row>
            <table:table-cell table:style-name="Table53.A2" table:number-columns-spanned="3" office:value-type="string">
              <text:p text:style-name="P276">ctrl+ B</text:p>
            </table:table-cell>
            <table:covered-table-cell/>
            <table:covered-table-cell/>
            <table:table-cell table:style-name="Table53.A2" office:value-type="string">
              <text:p text:style-name="P308">prev page</text:p>
            </table:table-cell>
            <table:table-cell table:style-name="Table53.A2" office:value-type="string">
              <text:p text:style-name="P277">G</text:p>
            </table:table-cell>
            <table:table-cell table:style-name="Table53.F3" office:value-type="string">
              <text:p text:style-name="P309">go to last line</text:p>
            </table:table-cell>
          </table:table-row>
          <table:table-row>
            <table:table-cell table:style-name="Table53.A2" table:number-columns-spanned="3" office:value-type="string">
              <text:p text:style-name="P278">/<text:span text:style-name="T51">string</text:span></text:p>
            </table:table-cell>
            <table:covered-table-cell/>
            <table:covered-table-cell/>
            <table:table-cell table:style-name="Table53.A2" office:value-type="string">
              <text:p text:style-name="P310">search</text:p>
            </table:table-cell>
            <table:table-cell table:style-name="Table53.A2" office:value-type="string">
              <text:p text:style-name="P278">n</text:p>
            </table:table-cell>
            <table:table-cell table:style-name="Table53.F3" office:value-type="string">
              <text:p text:style-name="P310">next match</text:p>
            </table:table-cell>
          </table:table-row>
          <table:table-row>
            <table:table-cell table:style-name="Table53.A2" table:number-columns-spanned="3" office:value-type="string">
              <text:p text:style-name="P279"/>
            </table:table-cell>
            <table:covered-table-cell/>
            <table:covered-table-cell/>
            <table:table-cell table:style-name="Table53.A2" office:value-type="string">
              <text:p text:style-name="P310"/>
            </table:table-cell>
            <table:table-cell table:style-name="Table53.A2" office:value-type="string">
              <text:p text:style-name="P279">u</text:p>
            </table:table-cell>
            <table:table-cell table:style-name="Table53.F3" office:value-type="string">
              <text:p text:style-name="P311">undo</text:p>
            </table:table-cell>
          </table:table-row>
        </table:table>
        <text:p text:style-name="P226"><text:span text:style-name="Source_20_Text"/></text:p>
        <text:h text:style-name="P267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62">p</text:span></text:p>
            </table:table-cell>
            <table:table-cell table:style-name="Table26.B1" office:value-type="string">
              <text:p text:style-name="P61">--<text:span text:style-name="T162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62">t</text:span></text:p>
            </table:table-cell>
            <table:table-cell table:style-name="Table26.B2" office:value-type="string">
              <text:p text:style-name="P61">--<text:span text:style-name="T162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62">u</text:span></text:p>
            </table:table-cell>
            <table:table-cell table:style-name="Table26.B2" office:value-type="string">
              <text:p text:style-name="P61">--<text:span text:style-name="T162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62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62">f</text:span></text:p>
            </table:table-cell>
            <table:table-cell table:style-name="Table26.B2" office:value-type="string">
              <text:p text:style-name="P61">--<text:span text:style-name="T162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62">v</text:span></text:p>
            </table:table-cell>
            <table:table-cell table:style-name="Table26.B2" office:value-type="string">
              <text:p text:style-name="P61">--<text:span text:style-name="T162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62">a</text:span></text:p>
            </table:table-cell>
            <table:table-cell table:style-name="Table26.B2" office:value-type="string">
              <text:p text:style-name="P61">--<text:span text:style-name="T162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62">l</text:span></text:p>
            </table:table-cell>
            <table:table-cell table:style-name="Table26.B2" office:value-type="string">
              <text:p text:style-name="P61">--<text:span text:style-name="T162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62">h</text:span></text:p>
            </table:table-cell>
            <table:table-cell table:style-name="Table26.B2" office:value-type="string">
              <text:p text:style-name="P61">--<text:span text:style-name="T162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16">Panels</text:p>
            </table:table-cell>
            <table:table-cell table:style-name="Table28.B1" table:number-columns-spanned="2" office:value-type="string">
              <text:p text:style-name="P293">SHIFT ALT</text:p>
            </table:table-cell>
            <table:covered-table-cell/>
            <table:table-cell table:style-name="Table28.D1" office:value-type="string">
              <text:p text:style-name="P294">2</text:p>
            </table:table-cell>
          </table:table-row>
          <table:table-row>
            <table:table-cell table:style-name="Table28.A2" office:value-type="string">
              <text:p text:style-name="P315"><text:span text:style-name="T229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314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17"><text:span text:style-name="T228">select </text:span>word</text:p>
            </table:table-cell>
            <table:table-cell table:style-name="Table28.B1" table:number-columns-spanned="2" office:value-type="string">
              <text:p text:style-name="P286">CTRL</text:p>
            </table:table-cell>
            <table:covered-table-cell/>
            <table:table-cell table:style-name="Table28.D2" office:value-type="string">
              <text:p text:style-name="P287">D</text:p>
            </table:table-cell>
          </table:table-row>
          <table:table-row>
            <table:table-cell table:style-name="Table28.A2" office:value-type="string">
              <text:p text:style-name="P321">ALSO next word</text:p>
            </table:table-cell>
            <table:table-cell table:style-name="Table28.B2" table:number-columns-spanned="2" office:value-type="string">
              <text:p text:style-name="P297">CTRL</text:p>
            </table:table-cell>
            <table:covered-table-cell/>
            <table:table-cell table:style-name="Table28.D2" office:value-type="string">
              <text:p text:style-name="P298">D</text:p>
            </table:table-cell>
          </table:table-row>
          <table:table-row>
            <table:table-cell table:style-name="Table28.A2" office:value-type="string">
              <text:p text:style-name="P223">delete word</text:p>
            </table:table-cell>
            <table:table-cell table:style-name="Table28.B2" office:value-type="string">
              <text:p text:style-name="P288">CTRL </text:p>
            </table:table-cell>
            <table:table-cell table:style-name="Table28.D2" table:number-columns-spanned="2" office:value-type="string">
              <text:p text:style-name="P289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0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188">select<text:span text:style-name="T228"> line</text:span></text:p>
            </table:table-cell>
            <table:table-cell table:style-name="Table28.B2" table:number-columns-spanned="2" office:value-type="string">
              <text:p text:style-name="P55">CTRL</text:p>
            </table:table-cell>
            <table:covered-table-cell/>
            <table:table-cell table:style-name="Table28.D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320">multi selection</text:p>
            </table:table-cell>
            <table:table-cell table:style-name="Table28.B2" table:number-columns-spanned="2" office:value-type="string">
              <text:p text:style-name="P295">CTRL SHIFT</text:p>
            </table:table-cell>
            <table:covered-table-cell/>
            <table:table-cell table:style-name="Table28.D2" office:value-type="string">
              <text:p text:style-name="P296">L</text:p>
            </table:table-cell>
          </table:table-row>
          <table:table-row>
            <table:table-cell table:style-name="Table28.A2" office:value-type="string">
              <text:p text:style-name="P188">duplicate</text:p>
            </table:table-cell>
            <table:table-cell table:style-name="Table28.B2" table:number-columns-spanned="2" office:value-type="string">
              <text:p text:style-name="P55">CTRL SHIFT</text:p>
            </table:table-cell>
            <table:covered-table-cell/>
            <table:table-cell table:style-name="Table28.D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88">erase</text:p>
            </table:table-cell>
            <table:table-cell table:style-name="Table28.B2" table:number-columns-spanned="2" office:value-type="string">
              <text:p text:style-name="P55">CTRL SHIFT</text:p>
            </table:table-cell>
            <table:covered-table-cell/>
            <table:table-cell table:style-name="Table28.D2" office:value-type="string">
              <text:p text:style-name="P53">K</text:p>
            </table:table-cell>
          </table:table-row>
          <table:table-row>
            <table:table-cell table:style-name="Table28.A2" office:value-type="string">
              <text:p text:style-name="P313">go to line #</text:p>
            </table:table-cell>
            <table:table-cell table:style-name="Table28.B2" table:number-columns-spanned="2" office:value-type="string">
              <text:p text:style-name="P284">CTRL</text:p>
            </table:table-cell>
            <table:covered-table-cell/>
            <table:table-cell table:style-name="Table28.D2" office:value-type="string">
              <text:p text:style-name="P285">G</text:p>
            </table:table-cell>
          </table:table-row>
          <table:table-row>
            <table:table-cell table:style-name="Table28.D2" table:number-columns-spanned="4" office:value-type="string">
              <text:p text:style-name="P222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4">find</text:p>
            </table:table-cell>
            <table:table-cell table:style-name="Table28.B2" table:number-columns-spanned="2" office:value-type="string">
              <text:p text:style-name="P290">CTRL</text:p>
            </table:table-cell>
            <table:covered-table-cell/>
            <table:table-cell table:style-name="Table28.D2" office:value-type="string">
              <text:p text:style-name="P291">F</text:p>
            </table:table-cell>
          </table:table-row>
          <table:table-row>
            <table:table-cell table:style-name="Table28.A2" office:value-type="string">
              <text:p text:style-name="P224">find next</text:p>
            </table:table-cell>
            <table:table-cell table:style-name="Table28.B2" table:number-columns-spanned="2" office:value-type="string">
              <text:p text:style-name="P290"/>
            </table:table-cell>
            <table:covered-table-cell/>
            <table:table-cell table:style-name="Table28.D2" office:value-type="string">
              <text:p text:style-name="P291">ENTER</text:p>
            </table:table-cell>
          </table:table-row>
          <table:table-row>
            <table:table-cell table:style-name="Table28.A2" office:value-type="string">
              <text:p text:style-name="P224">find ALL</text:p>
            </table:table-cell>
            <table:table-cell table:style-name="Table28.B2" table:number-columns-spanned="2" office:value-type="string">
              <text:p text:style-name="P290">ALT</text:p>
            </table:table-cell>
            <table:covered-table-cell/>
            <table:table-cell table:style-name="Table28.D2" office:value-type="string">
              <text:p text:style-name="P291">ENTER</text:p>
            </table:table-cell>
          </table:table-row>
          <table:table-row>
            <table:table-cell table:style-name="Table28.A2" office:value-type="string">
              <text:p text:style-name="P224">toggle REGEX</text:p>
            </table:table-cell>
            <table:table-cell table:style-name="Table28.B2" table:number-columns-spanned="2" office:value-type="string">
              <text:p text:style-name="P290">ALT</text:p>
            </table:table-cell>
            <table:covered-table-cell/>
            <table:table-cell table:style-name="Table28.D2" office:value-type="string">
              <text:p text:style-name="P291">R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188">enter</text:p>
            </table:table-cell>
            <table:table-cell table:style-name="Table28.B2" table:number-columns-spanned="2" office:value-type="string">
              <text:p text:style-name="P54">escape</text:p>
            </table:table-cell>
            <table:covered-table-cell/>
            <table:table-cell table:style-name="Table28.D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88">exit</text:p>
            </table:table-cell>
            <table:table-cell table:style-name="Table28.B2" table:number-columns-spanned="2" office:value-type="string">
              <text:p text:style-name="P54">i</text:p>
            </table:table-cell>
            <table:covered-table-cell/>
            <table:table-cell table:style-name="Table28.D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221">Indent</text:p>
            </table:table-cell>
            <table:table-cell table:style-name="Table28.B2" table:number-columns-spanned="2" office:value-type="string">
              <text:p text:style-name="P54">CTRL</text:p>
            </table:table-cell>
            <table:covered-table-cell/>
            <table:table-cell table:style-name="Table28.D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88">paste &amp; indent</text:p>
            </table:table-cell>
            <table:table-cell table:style-name="Table28.B2" table:number-columns-spanned="2" office:value-type="string">
              <text:p text:style-name="P54">CTRL SHIFT</text:p>
            </table:table-cell>
            <table:covered-table-cell/>
            <table:table-cell table:style-name="Table28.D2" office:value-type="string">
              <text:p text:style-name="P53">V</text:p>
            </table:table-cell>
          </table:table-row>
          <table:table-row>
            <table:table-cell table:style-name="Table28.A2" office:value-type="string">
              <text:p text:style-name="P221">Fold/<text:span text:style-name="T164">Unfold</text:span></text:p>
            </table:table-cell>
            <table:table-cell table:style-name="Table28.B2" table:number-columns-spanned="2" office:value-type="string">
              <text:p text:style-name="P56">CTRL SHIFT </text:p>
            </table:table-cell>
            <table:covered-table-cell/>
            <table:table-cell table:style-name="Table28.D2" office:value-type="string">
              <text:p text:style-name="P57">[ or ]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20029_205490006"/><text:span text:style-name="T227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8">select and<text:span text:style-name="T226"> align</text:span></text:p>
            </table:table-cell>
            <table:table-cell table:style-name="Table28.B2" table:number-columns-spanned="2" office:value-type="string">
              <text:p text:style-name="P55">CTRL + ALT</text:p>
            </table:table-cell>
            <table:covered-table-cell/>
            <table:table-cell table:style-name="Table28.D2" office:value-type="string">
              <text:p text:style-name="P53">A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9">fix table</text:p>
            </table:table-cell>
            <table:table-cell table:style-name="Table28.B2" table:number-columns-spanned="2" office:value-type="string">
              <text:p text:style-name="P58">ALT</text:p>
            </table:table-cell>
            <table:covered-table-cell/>
            <table:table-cell table:style-name="Table28.D2" office:value-type="string">
              <text:p text:style-name="P59">;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02">preview file</text:p>
            </table:table-cell>
            <table:table-cell table:style-name="Table28.B2" table:number-columns-spanned="2" office:value-type="string">
              <text:p text:style-name="P80">ALT</text:p>
            </table:table-cell>
            <table:covered-table-cell/>
            <table:table-cell table:style-name="Table28.D2" office:value-type="string">
              <text:p text:style-name="P81">M</text:p>
            </table:table-cell>
          </table:table-row>
        </table:table>
        <text:h text:style-name="P325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11">Sublime Git</text:p>
            </table:table-cell>
            <table:table-cell table:style-name="Table39.B1" office:value-type="string">
              <text:p text:style-name="P211">Cucumber</text:p>
            </table:table-cell>
          </table:table-row>
          <table:table-row>
            <table:table-cell table:style-name="Table39.A2" office:value-type="string">
              <text:p text:style-name="P211">Markdown Preview</text:p>
            </table:table-cell>
            <table:table-cell table:style-name="Table39.B2" office:value-type="string">
              <text:p text:style-name="P211">Alignment</text:p>
            </table:table-cell>
          </table:table-row>
          <table:table-row>
            <table:table-cell table:style-name="Table39.A2" office:value-type="string">
              <text:p text:style-name="P211">Monokai Extended</text:p>
            </table:table-cell>
            <table:table-cell table:style-name="Table39.B2" office:value-type="string">
              <text:p text:style-name="P211">Sass</text:p>
            </table:table-cell>
          </table:table-row>
        </table:table>
        <text:p text:style-name="P130"/>
        <text:h text:style-name="P267" text:outline-level="2"><text:bookmark-start text:name="__RefHeading___Toc3026_174597556"/><text:soft-page-break/>Li<text:span text:style-name="T178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9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9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57">the<text:span text:style-name="T184"> </text:span>essential<text:span text:style-name="T185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5"><text:s/>for each user. <text:span text:style-name="T179">H</text:span>ere <text:span text:style-name="T179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8">contains a table<text:span text:style-name="T186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63">lists the network<text:span text:style-name="T186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8">contains the <text:s/>scripts<text:span text:style-name="T179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5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64">These two directories contain most of the programs for the system<text:span text:style-name="T187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64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92">contain programs for system administrat<text:span text:style-name="T188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65">Support files<text:span text:style-name="T189"> for the</text:span></text:p>
              <text:p text:style-name="P154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9">Dictionaries<text:span text:style-name="T189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80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60"><text:span text:style-name="T134">Various</text:span><text:span text:style-name="T136"> documentat</text:span><text:span text:style-name="T137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60">The man<text:span text:style-name="T180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61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61">used for the<text:span text:style-name="T190"> <text:s/></text:span><text:span text:style-name="T138">install</text:span><text:span text:style-name="T139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<text:span text:style-name="T134"><text:s/>software and other files for use on the local machine. What this really means is that software that is not part of the official distribution (which usually goes in </text:span><text:span text:style-name="Teletype"><text:span text:style-name="T24">/usr/bin</text:span></text:span><text:span text:style-name="T134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217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6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54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93"><text:span text:style-name="T181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94"><text:span text:style-name="T181">here</text:span> users keep their personal work</text:p>
              <text:p text:style-name="P19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95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96"><text:span text:style-name="T182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97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98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99">is the <text:span text:style-name="T191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200">is also special<text:span text:style-name="T183">, i</text:span>t is entirely virtual</text:p>
              <text:p text:style-name="P200">contains little peep holes into the kernel itself. There are a group of numbered entries in this directory that correspond to all the processes running on the system. In addition, there are a number of named entries that permit access <text:span text:style-name="T134">to the current </text:span><text:span text:style-name="T135">system </text:span><text:span text:style-name="T134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01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3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13T10:17:30.746681309</dc:date>
    <meta:editing-duration>P4DT17H5M47S</meta:editing-duration>
    <meta:editing-cycles>412</meta:editing-cycles>
    <meta:generator>LibreOffice/5.3.3.2$Linux_X86_64 LibreOffice_project/30m0$Build-2</meta:generator>
    <meta:document-statistic meta:table-count="54" meta:image-count="2" meta:object-count="0" meta:page-count="10" meta:paragraph-count="674" meta:word-count="2693" meta:character-count="15406" meta:non-whitespace-character-count="13213"/>
  </office:meta>
</office:document-meta>
</file>